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31.4mm"/>
    </style:style>
    <style:style style:name="co19" style:family="table-column">
      <style:table-column-properties fo:break-before="auto" style:column-width="29.21mm"/>
    </style:style>
    <style:style style:name="co20" style:family="table-column">
      <style:table-column-properties fo:break-before="auto" style:column-width="76.06mm"/>
    </style:style>
    <style:style style:name="co21" style:family="table-column">
      <style:table-column-properties fo:break-before="auto" style:column-width="77.15mm"/>
    </style:style>
    <style:style style:name="co22" style:family="table-column">
      <style:table-column-properties fo:break-before="auto" style:column-width="76.32mm"/>
    </style:style>
    <style:style style:name="co23" style:family="table-column">
      <style:table-column-properties fo:break-before="auto" style:column-width="77.96mm"/>
    </style:style>
    <style:style style:name="co24" style:family="table-column">
      <style:table-column-properties fo:break-before="auto" style:column-width="75.25mm"/>
    </style:style>
    <style:style style:name="co25" style:family="table-column">
      <style:table-column-properties fo:break-before="auto" style:column-width="76.87mm"/>
    </style:style>
    <style:style style:name="co26" style:family="table-column">
      <style:table-column-properties fo:break-before="auto" style:column-width="91.85mm"/>
    </style:style>
    <style:style style:name="co27" style:family="table-column">
      <style:table-column-properties fo:break-before="auto" style:column-width="93.49mm"/>
    </style:style>
    <style:style style:name="co28" style:family="table-column">
      <style:table-column-properties fo:break-before="auto" style:column-width="90.77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89.68mm"/>
    </style:style>
    <style:style style:name="co31" style:family="table-column">
      <style:table-column-properties fo:break-before="auto" style:column-width="91.32mm"/>
    </style:style>
    <style:style style:name="co32" style:family="table-column">
      <style:table-column-properties fo:break-before="auto" style:column-width="81.23mm"/>
    </style:style>
    <style:style style:name="co33" style:family="table-column">
      <style:table-column-properties fo:break-before="auto" style:column-width="82.06mm"/>
    </style:style>
    <style:style style:name="co34" style:family="table-column">
      <style:table-column-properties fo:break-before="auto" style:column-width="83.96mm"/>
    </style:style>
    <style:style style:name="co35" style:family="table-column">
      <style:table-column-properties fo:break-before="auto" style:column-width="70.34mm"/>
    </style:style>
    <style:style style:name="co36" style:family="table-column">
      <style:table-column-properties fo:break-before="auto" style:column-width="81.77mm"/>
    </style:style>
    <style:style style:name="co37" style:family="table-column">
      <style:table-column-properties fo:break-before="auto" style:column-width="90.22mm"/>
    </style:style>
    <style:style style:name="co38" style:family="table-column">
      <style:table-column-properties fo:break-before="auto" style:column-width="84.77mm"/>
    </style:style>
    <style:style style:name="co39" style:family="table-column">
      <style:table-column-properties fo:break-before="auto" style:column-width="84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Source directory</text:p>
          </table:table-cell>
          <table:table-cell table:style-name="ce2" office:value-type="string" calcext:value-type="string">
            <text:p>voice_dataset/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FolderName</text:p>
          </table:table-cell>
          <table:table-cell table:style-name="ce2" office:value-type="string" calcext:value-type="string">
            <text:p>Cali_F</text:p>
          </table:table-cell>
          <table:table-cell table:style-name="ce2" office:value-type="string" calcext:value-type="string">
            <text:p>Cali_M</text:p>
          </table:table-cell>
          <table:table-cell table:style-name="ce2" office:value-type="string" calcext:value-type="string">
            <text:p>Dublin_F</text:p>
          </table:table-cell>
          <table:table-cell table:style-name="ce2" office:value-type="string" calcext:value-type="string">
            <text:p>Dublin_M</text:p>
          </table:table-cell>
          <table:table-cell table:style-name="ce2" office:value-type="string" calcext:value-type="string">
            <text:p>Rome_F</text:p>
          </table:table-cell>
          <table:table-cell table:style-name="ce2" office:value-type="string" calcext:value-type="string">
            <text:p>Rome_M</text:p>
          </table:table-cell>
          <table:table-cell table:style-name="ce2" office:value-type="string" calcext:value-type="string">
            <text:p>syn_Cali_F</text:p>
          </table:table-cell>
          <table:table-cell table:style-name="ce2" office:value-type="string" calcext:value-type="string">
            <text:p>syn_Cali_M</text:p>
          </table:table-cell>
          <table:table-cell table:style-name="ce2" office:value-type="string" calcext:value-type="string">
            <text:p>syn_Dublin_F</text:p>
          </table:table-cell>
          <table:table-cell table:style-name="ce2" office:value-type="string" calcext:value-type="string">
            <text:p>syn_Dublin_M</text:p>
          </table:table-cell>
          <table:table-cell table:style-name="ce2" office:value-type="string" calcext:value-type="string">
            <text:p>syn_Rome_F</text:p>
          </table:table-cell>
          <table:table-cell table:style-name="ce2" office:value-type="string" calcext:value-type="string">
            <text:p>syn_Rome_M</text:p>
          </table:table-cell>
          <table:table-cell table:style-name="ce2" office:value-type="string" calcext:value-type="string">
            <text:p>G5_Icub_Acapela</text:p>
          </table:table-cell>
          <table:table-cell table:style-name="ce2" office:value-type="string" calcext:value-type="string">
            <text:p>Flash_Cereproc</text:p>
          </table:table-cell>
          <table:table-cell table:style-name="ce2" office:value-type="string" calcext:value-type="string">
            <text:p>Pepper_Default</text:p>
          </table:table-cell>
          <table:table-cell table:style-name="ce2" office:value-type="string" calcext:value-type="string">
            <text:p>Poli_Polly</text:p>
          </table:table-cell>
          <table:table-cell table:style-name="ce2" office:value-type="string" calcext:value-type="string">
            <text:p>PR2_Cepstral</text:p>
          </table:table-cell>
          <table:table-cell table:style-name="ce2" office:value-type="string" calcext:value-type="string">
            <text:p>Reem_Acapela</text:p>
          </table:table-cell>
          <table:table-cell table:style-name="ce2" office:value-type="string" calcext:value-type="string">
            <text:p>ROS_Festival</text:p>
          </table:table-cell>
          <table:table-cell table:style-name="ce2" office:value-type="string" calcext:value-type="string">
            <text:p>SCIPRR_Cepstral</text:p>
          </table:table-cell>
          <table:table-cell table:style-name="ce2" office:value-type="string" calcext:value-type="string">
            <text:p>Stevie_Cereproc</text:p>
          </table:table-cell>
          <table:table-cell table:style-name="ce2" table:number-columns-repeated="1001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office:value-type="string" calcext:value-type="string">
            <text:p>/CaliforniaF</text:p>
          </table:table-cell>
          <table:table-cell office:value-type="string" calcext:value-type="string">
            <text:p>/CaliforniaM</text:p>
          </table:table-cell>
          <table:table-cell table:style-name="ce2" office:value-type="string" calcext:value-type="string">
            <text:p>/Dublin_F</text:p>
          </table:table-cell>
          <table:table-cell table:style-name="ce2" office:value-type="string" calcext:value-type="string">
            <text:p>/Dublin_M</text:p>
          </table:table-cell>
          <table:table-cell table:style-name="ce2" office:value-type="string" calcext:value-type="string">
            <text:p>/Rome_F</text:p>
          </table:table-cell>
          <table:table-cell table:style-name="ce2" office:value-type="string" calcext:value-type="string">
            <text:p>/Rome_M</text:p>
          </table:table-cell>
          <table:table-cell office:value-type="string" calcext:value-type="string">
            <text:p>/CaliforniaFsynth</text:p>
          </table:table-cell>
          <table:table-cell office:value-type="string" calcext:value-type="string">
            <text:p>/CaliforniaMsynth</text:p>
          </table:table-cell>
          <table:table-cell office:value-type="string" calcext:value-type="string">
            <text:p>/DublinFsynth</text:p>
          </table:table-cell>
          <table:table-cell office:value-type="string" calcext:value-type="string">
            <text:p>/DublinMsynth</text:p>
          </table:table-cell>
          <table:table-cell office:value-type="string" calcext:value-type="string">
            <text:p>/RomeFsynth</text:p>
          </table:table-cell>
          <table:table-cell office:value-type="string" calcext:value-type="string">
            <text:p>/RomeMsynth</text:p>
          </table:table-cell>
          <table:table-cell office:value-type="string" calcext:value-type="string">
            <text:p>/G5</text:p>
          </table:table-cell>
          <table:table-cell office:value-type="string" calcext:value-type="string">
            <text:p>/Flash</text:p>
          </table:table-cell>
          <table:table-cell office:value-type="string" calcext:value-type="string">
            <text:p>/Pepper</text:p>
          </table:table-cell>
          <table:table-cell office:value-type="string" calcext:value-type="string">
            <text:p>/Poli</text:p>
          </table:table-cell>
          <table:table-cell office:value-type="string" calcext:value-type="string">
            <text:p>/PR2</text:p>
          </table:table-cell>
          <table:table-cell office:value-type="string" calcext:value-type="string">
            <text:p>/Reem</text:p>
          </table:table-cell>
          <table:table-cell office:value-type="string" calcext:value-type="string">
            <text:p>/Ros</text:p>
          </table:table-cell>
          <table:table-cell office:value-type="string" calcext:value-type="string">
            <text:p>/SCIPRR</text:p>
          </table:table-cell>
          <table:table-cell office:value-type="string" calcext:value-type="string">
            <text:p>/Stevie</text:p>
          </table:table-cell>
          <table:table-cell table:number-columns-repeated="100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Test_A</text:p>
          </table:table-cell>
          <table:table-cell table:style-name="ce3" office:value-type="string" calcext:value-type="string">
            <text:p>Test 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_sAback.wav</text:p>
          </table:table-cell>
          <table:table-cell office:value-type="string" calcext:value-type="string">
            <text:p>_s1.wa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_sBback.wav</text:p>
          </table:table-cell>
          <table:table-cell office:value-type="string" calcext:value-type="string">
            <text:p>_s2.wa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_sCback.wav</text:p>
          </table:table-cell>
          <table:table-cell office:value-type="string" calcext:value-type="string">
            <text:p>_s3.wa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_sD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E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F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G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H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I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J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K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L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Mback.wa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sNback.wav</text:p>
          </table:table-cell>
          <table:table-cell table:number-columns-repeated="1021"/>
        </table:table-row>
      </table:table>
      <table:table table:name="test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4" office:value-type="string" calcext:value-type="string">
            <text:p>Cali_F</text:p>
          </table:table-cell>
          <table:table-cell table:style-name="ce4" office:value-type="string" calcext:value-type="string">
            <text:p>Cali_M</text:p>
          </table:table-cell>
          <table:table-cell table:style-name="ce4" office:value-type="string" calcext:value-type="string">
            <text:p>Dublin_F</text:p>
          </table:table-cell>
          <table:table-cell table:style-name="ce4" office:value-type="string" calcext:value-type="string">
            <text:p>Dublin_M</text:p>
          </table:table-cell>
          <table:table-cell table:style-name="ce4" office:value-type="string" calcext:value-type="string">
            <text:p>Rome_F</text:p>
          </table:table-cell>
          <table:table-cell table:style-name="ce4" office:value-type="string" calcext:value-type="string">
            <text:p>Rome_M</text:p>
          </table:table-cell>
          <table:table-cell table:style-name="ce4" office:value-type="string" calcext:value-type="string">
            <text:p>syn_Cali_F</text:p>
          </table:table-cell>
          <table:table-cell table:style-name="ce4" office:value-type="string" calcext:value-type="string">
            <text:p>syn_Cali_M</text:p>
          </table:table-cell>
          <table:table-cell table:style-name="ce4" office:value-type="string" calcext:value-type="string">
            <text:p>syn_Dublin_F</text:p>
          </table:table-cell>
          <table:table-cell table:style-name="ce4" office:value-type="string" calcext:value-type="string">
            <text:p>syn_Dublin_M</text:p>
          </table:table-cell>
          <table:table-cell table:style-name="ce4" office:value-type="string" calcext:value-type="string">
            <text:p>syn_Rome_F</text:p>
          </table:table-cell>
          <table:table-cell table:style-name="ce4" office:value-type="string" calcext:value-type="string">
            <text:p>syn_Rome_M</text:p>
          </table:table-cell>
          <table:table-cell table:style-name="ce4" office:value-type="string" calcext:value-type="string">
            <text:p>G5_Icub_Acapela</text:p>
          </table:table-cell>
          <table:table-cell table:style-name="ce4" office:value-type="string" calcext:value-type="string">
            <text:p>Flash_Cereproc</text:p>
          </table:table-cell>
          <table:table-cell table:style-name="ce4" office:value-type="string" calcext:value-type="string">
            <text:p>Pepper_Default</text:p>
          </table:table-cell>
          <table:table-cell table:style-name="ce4" office:value-type="string" calcext:value-type="string">
            <text:p>Poli_Polly</text:p>
          </table:table-cell>
          <table:table-cell table:style-name="ce4" office:value-type="string" calcext:value-type="string">
            <text:p>PR2_Cepstral</text:p>
          </table:table-cell>
          <table:table-cell table:style-name="ce4" office:value-type="string" calcext:value-type="string">
            <text:p>Reem_Acapela</text:p>
          </table:table-cell>
          <table:table-cell table:style-name="ce4" office:value-type="string" calcext:value-type="string">
            <text:p>ROS_Festival</text:p>
          </table:table-cell>
          <table:table-cell table:style-name="ce4" office:value-type="string" calcext:value-type="string">
            <text:p>SCIPRR_Cepstral</text:p>
          </table:table-cell>
          <table:table-cell table:style-name="ce4" office:value-type="string" calcext:value-type="string">
            <text:p>Stevie_Cereproc</text:p>
          </table:table-cell>
          <table:table-cell table:style-name="ce4" table:number-columns-repeated="1003"/>
        </table:table-row>
        <table:table-row table:style-name="ro1">
          <table:table-cell table:formula="of:=[Sheet2.$B$1]&amp;[Sheet2.$B$2]&amp;[Sheet2.$B$3]&amp;[$Sheet2.B8]" office:value-type="string" office:string-value="voice_dataset/Cali_F/CaliforniaF_sAback.wav" calcext:value-type="string">
            <text:p>voice_dataset/Cali_F/CaliforniaF_sAback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_F_sAback.wav" calcext:value-type="string">
            <text:p>voice_dataset/Dublin_F/Dublin_F_sAback.wav</text:p>
          </table:table-cell>
          <table:table-cell table:formula="of:=[Sheet2.$B$1]&amp;[Sheet2.$E$2]&amp;[Sheet2.$E$3]&amp;[$Sheet2.B8]" office:value-type="string" office:string-value="voice_dataset/Dublin_M/Dublin_M_sAback.wav" calcext:value-type="string">
            <text:p>voice_dataset/Dublin_M/Dublin_M_sAback.wav</text:p>
          </table:table-cell>
          <table:table-cell table:formula="of:=[Sheet2.$B$1]&amp;[Sheet2.$F$2]&amp;[Sheet2.$F$3]&amp;[$Sheet2.B8]" office:value-type="string" office:string-value="voice_dataset/Rome_F/Rome_F_sAback.wav" calcext:value-type="string">
            <text:p>voice_dataset/Rome_F/Rome_F_sAback.wav</text:p>
          </table:table-cell>
          <table:table-cell table:formula="of:=[Sheet2.$B$1]&amp;[Sheet2.$G$2]&amp;[Sheet2.$G$3]&amp;[$Sheet2.B8]" office:value-type="string" office:string-value="voice_dataset/Rome_M/Rome_M_sAback.wav" calcext:value-type="string">
            <text:p>voice_dataset/Rome_M/Rome_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9]" office:value-type="string" office:string-value="voice_dataset/Cali_F/CaliforniaF_sBback.wav" calcext:value-type="string">
            <text:p>voice_dataset/Cali_F/CaliforniaF_sBback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_F_sBback.wav" calcext:value-type="string">
            <text:p>voice_dataset/Dublin_F/Dublin_F_sBback.wav</text:p>
          </table:table-cell>
          <table:table-cell table:formula="of:=[Sheet2.$B$1]&amp;[Sheet2.$E$2]&amp;[Sheet2.$E$3]&amp;[$Sheet2.B9]" office:value-type="string" office:string-value="voice_dataset/Dublin_M/Dublin_M_sBback.wav" calcext:value-type="string">
            <text:p>voice_dataset/Dublin_M/Dublin_M_sBback.wav</text:p>
          </table:table-cell>
          <table:table-cell table:formula="of:=[Sheet2.$B$1]&amp;[Sheet2.$F$2]&amp;[Sheet2.$F$3]&amp;[$Sheet2.B9]" office:value-type="string" office:string-value="voice_dataset/Rome_F/Rome_F_sBback.wav" calcext:value-type="string">
            <text:p>voice_dataset/Rome_F/Rome_F_sBback.wav</text:p>
          </table:table-cell>
          <table:table-cell table:formula="of:=[Sheet2.$B$1]&amp;[Sheet2.$G$2]&amp;[Sheet2.$G$3]&amp;[$Sheet2.B9]" office:value-type="string" office:string-value="voice_dataset/Rome_M/Rome_M_sBback.wav" calcext:value-type="string">
            <text:p>voice_dataset/Rome_M/Rome_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0]" office:value-type="string" office:string-value="voice_dataset/Cali_F/CaliforniaF_sCback.wav" calcext:value-type="string">
            <text:p>voice_dataset/Cali_F/CaliforniaF_sCback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_F_sCback.wav" calcext:value-type="string">
            <text:p>voice_dataset/Dublin_F/Dublin_F_sCback.wav</text:p>
          </table:table-cell>
          <table:table-cell table:formula="of:=[Sheet2.$B$1]&amp;[Sheet2.$E$2]&amp;[Sheet2.$E$3]&amp;[$Sheet2.B10]" office:value-type="string" office:string-value="voice_dataset/Dublin_M/Dublin_M_sCback.wav" calcext:value-type="string">
            <text:p>voice_dataset/Dublin_M/Dublin_M_sCback.wav</text:p>
          </table:table-cell>
          <table:table-cell table:formula="of:=[Sheet2.$B$1]&amp;[Sheet2.$F$2]&amp;[Sheet2.$F$3]&amp;[$Sheet2.B10]" office:value-type="string" office:string-value="voice_dataset/Rome_F/Rome_F_sCback.wav" calcext:value-type="string">
            <text:p>voice_dataset/Rome_F/Rome_F_sCback.wav</text:p>
          </table:table-cell>
          <table:table-cell table:formula="of:=[Sheet2.$B$1]&amp;[Sheet2.$G$2]&amp;[Sheet2.$G$3]&amp;[$Sheet2.B10]" office:value-type="string" office:string-value="voice_dataset/Rome_M/Rome_M_sCback.wav" calcext:value-type="string">
            <text:p>voice_dataset/Rome_M/Rome_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1]" office:value-type="string" office:string-value="voice_dataset/Cali_F/CaliforniaF_sDback.wav" calcext:value-type="string">
            <text:p>voice_dataset/Cali_F/CaliforniaF_sDback.wav</text:p>
          </table:table-cell>
          <table:table-cell table:formula="of:=[Sheet2.$B$1]&amp;[Sheet2.$C$2]&amp;[Sheet2.$C$3]&amp;[$Sheet2.B11]" office:value-type="string" office:string-value="voice_dataset/Cali_M/CaliforniaM_sDback.wav" calcext:value-type="string">
            <text:p>voice_dataset/Cali_M/CaliforniaM_sDback.wav</text:p>
          </table:table-cell>
          <table:table-cell table:formula="of:=[Sheet2.$B$1]&amp;[Sheet2.$D$2]&amp;[Sheet2.$D$3]&amp;[$Sheet2.B11]" office:value-type="string" office:string-value="voice_dataset/Dublin_F/Dublin_F_sDback.wav" calcext:value-type="string">
            <text:p>voice_dataset/Dublin_F/Dublin_F_sDback.wav</text:p>
          </table:table-cell>
          <table:table-cell table:formula="of:=[Sheet2.$B$1]&amp;[Sheet2.$E$2]&amp;[Sheet2.$E$3]&amp;[$Sheet2.B11]" office:value-type="string" office:string-value="voice_dataset/Dublin_M/Dublin_M_sDback.wav" calcext:value-type="string">
            <text:p>voice_dataset/Dublin_M/Dublin_M_sDback.wav</text:p>
          </table:table-cell>
          <table:table-cell table:formula="of:=[Sheet2.$B$1]&amp;[Sheet2.$F$2]&amp;[Sheet2.$F$3]&amp;[$Sheet2.B11]" office:value-type="string" office:string-value="voice_dataset/Rome_F/Rome_F_sDback.wav" calcext:value-type="string">
            <text:p>voice_dataset/Rome_F/Rome_F_sDback.wav</text:p>
          </table:table-cell>
          <table:table-cell table:formula="of:=[Sheet2.$B$1]&amp;[Sheet2.$G$2]&amp;[Sheet2.$G$3]&amp;[$Sheet2.B11]" office:value-type="string" office:string-value="voice_dataset/Rome_M/Rome_M_sDback.wav" calcext:value-type="string">
            <text:p>voice_dataset/Rome_M/Rome_M_sDback.wav</text:p>
          </table:table-cell>
          <table:table-cell table:formula="of:=[Sheet2.$B$1]&amp;[Sheet2.$H$2]&amp;[Sheet2.$H$3]&amp;[$Sheet2.B11]" office:value-type="string" office:string-value="voice_dataset/syn_Cali_F/CaliforniaFsynth_sDback.wav" calcext:value-type="string">
            <text:p>voice_dataset/syn_Cali_F/CaliforniaFsynth_sDback.wav</text:p>
          </table:table-cell>
          <table:table-cell table:formula="of:=[Sheet2.$B$1]&amp;[Sheet2.$I$2]&amp;[Sheet2.$I$3]&amp;[$Sheet2.B11]" office:value-type="string" office:string-value="voice_dataset/syn_Cali_M/CaliforniaMsynth_sDback.wav" calcext:value-type="string">
            <text:p>voice_dataset/syn_Cali_M/CaliforniaMsynth_sDback.wav</text:p>
          </table:table-cell>
          <table:table-cell table:formula="of:=[Sheet2.$B$1]&amp;[Sheet2.$J$2]&amp;[Sheet2.$J$3]&amp;[$Sheet2.B11]" office:value-type="string" office:string-value="voice_dataset/syn_Dublin_F/DublinFsynth_sDback.wav" calcext:value-type="string">
            <text:p>voice_dataset/syn_Dublin_F/DublinFsynth_sDback.wav</text:p>
          </table:table-cell>
          <table:table-cell table:formula="of:=[Sheet2.$B$1]&amp;[Sheet2.$K$2]&amp;[Sheet2.$K$3]&amp;[$Sheet2.B11]" office:value-type="string" office:string-value="voice_dataset/syn_Dublin_M/DublinMsynth_sDback.wav" calcext:value-type="string">
            <text:p>voice_dataset/syn_Dublin_M/DublinMsynth_sDback.wav</text:p>
          </table:table-cell>
          <table:table-cell table:formula="of:=[Sheet2.$B$1]&amp;[Sheet2.$L$2]&amp;[Sheet2.$L$3]&amp;[$Sheet2.B11]" office:value-type="string" office:string-value="voice_dataset/syn_Rome_F/RomeFsynth_sDback.wav" calcext:value-type="string">
            <text:p>voice_dataset/syn_Rome_F/RomeFsynth_sDback.wav</text:p>
          </table:table-cell>
          <table:table-cell table:formula="of:=[Sheet2.$B$1]&amp;[Sheet2.$M$2]&amp;[Sheet2.$M$3]&amp;[$Sheet2.B11]" office:value-type="string" office:string-value="voice_dataset/syn_Rome_M/RomeMsynth_sDback.wav" calcext:value-type="string">
            <text:p>voice_dataset/syn_Rome_M/RomeMsynth_sDback.wav</text:p>
          </table:table-cell>
          <table:table-cell table:formula="of:=[Sheet2.$B$1]&amp;[Sheet2.$N$2]&amp;[Sheet2.$N$3]&amp;[$Sheet2.B11]" office:value-type="string" office:string-value="voice_dataset/G5_Icub_Acapela/G5_sDback.wav" calcext:value-type="string">
            <text:p>voice_dataset/G5_Icub_Acapela/G5_sDback.wav</text:p>
          </table:table-cell>
          <table:table-cell table:formula="of:=[Sheet2.$B$1]&amp;[Sheet2.$O$2]&amp;[Sheet2.$O$3]&amp;[$Sheet2.B11]" office:value-type="string" office:string-value="voice_dataset/Flash_Cereproc/Flash_sDback.wav" calcext:value-type="string">
            <text:p>voice_dataset/Flash_Cereproc/Flash_sDback.wav</text:p>
          </table:table-cell>
          <table:table-cell table:formula="of:=[Sheet2.$B$1]&amp;[Sheet2.$P$2]&amp;[Sheet2.$P$3]&amp;[$Sheet2.B11]" office:value-type="string" office:string-value="voice_dataset/Pepper_Default/Pepper_sDback.wav" calcext:value-type="string">
            <text:p>voice_dataset/Pepper_Default/Pepper_sDback.wav</text:p>
          </table:table-cell>
          <table:table-cell table:formula="of:=[Sheet2.$B$1]&amp;[Sheet2.$Q$2]&amp;[Sheet2.$Q$3]&amp;[$Sheet2.B11]" office:value-type="string" office:string-value="voice_dataset/Poli_Polly/Poli_sDback.wav" calcext:value-type="string">
            <text:p>voice_dataset/Poli_Polly/Poli_sDback.wav</text:p>
          </table:table-cell>
          <table:table-cell table:formula="of:=[Sheet2.$B$1]&amp;[Sheet2.$R$2]&amp;[Sheet2.$R$3]&amp;[$Sheet2.B11]" office:value-type="string" office:string-value="voice_dataset/PR2_Cepstral/PR2_sDback.wav" calcext:value-type="string">
            <text:p>voice_dataset/PR2_Cepstral/PR2_sDback.wav</text:p>
          </table:table-cell>
          <table:table-cell table:formula="of:=[Sheet2.$B$1]&amp;[Sheet2.$S$2]&amp;[Sheet2.$S$3]&amp;[$Sheet2.B11]" office:value-type="string" office:string-value="voice_dataset/Reem_Acapela/Reem_sDback.wav" calcext:value-type="string">
            <text:p>voice_dataset/Reem_Acapela/Reem_sDback.wav</text:p>
          </table:table-cell>
          <table:table-cell table:formula="of:=[Sheet2.$B$1]&amp;[Sheet2.$T$2]&amp;[Sheet2.$T$3]&amp;[$Sheet2.B11]" office:value-type="string" office:string-value="voice_dataset/ROS_Festival/Ros_sDback.wav" calcext:value-type="string">
            <text:p>voice_dataset/ROS_Festival/Ros_sDback.wav</text:p>
          </table:table-cell>
          <table:table-cell table:formula="of:=[Sheet2.$B$1]&amp;[Sheet2.$U$2]&amp;[Sheet2.$U$3]&amp;[$Sheet2.B11]" office:value-type="string" office:string-value="voice_dataset/SCIPRR_Cepstral/SCIPRR_sDback.wav" calcext:value-type="string">
            <text:p>voice_dataset/SCIPRR_Cepstral/SCIPRR_sDback.wav</text:p>
          </table:table-cell>
          <table:table-cell table:formula="of:=[Sheet2.$B$1]&amp;[Sheet2.$V$2]&amp;[Sheet2.$V$3]&amp;[$Sheet2.B11]" office:value-type="string" office:string-value="voice_dataset/Stevie_Cereproc/Stevie_sDback.wav" calcext:value-type="string">
            <text:p>voice_dataset/Stevie_Cereproc/Stevie_sD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2]" office:value-type="string" office:string-value="voice_dataset/Cali_F/CaliforniaF_sEback.wav" calcext:value-type="string">
            <text:p>voice_dataset/Cali_F/CaliforniaF_sEback.wav</text:p>
          </table:table-cell>
          <table:table-cell table:formula="of:=[Sheet2.$B$1]&amp;[Sheet2.$C$2]&amp;[Sheet2.$C$3]&amp;[$Sheet2.B12]" office:value-type="string" office:string-value="voice_dataset/Cali_M/CaliforniaM_sEback.wav" calcext:value-type="string">
            <text:p>voice_dataset/Cali_M/CaliforniaM_sEback.wav</text:p>
          </table:table-cell>
          <table:table-cell table:formula="of:=[Sheet2.$B$1]&amp;[Sheet2.$D$2]&amp;[Sheet2.$D$3]&amp;[$Sheet2.B12]" office:value-type="string" office:string-value="voice_dataset/Dublin_F/Dublin_F_sEback.wav" calcext:value-type="string">
            <text:p>voice_dataset/Dublin_F/Dublin_F_sEback.wav</text:p>
          </table:table-cell>
          <table:table-cell table:formula="of:=[Sheet2.$B$1]&amp;[Sheet2.$E$2]&amp;[Sheet2.$E$3]&amp;[$Sheet2.B12]" office:value-type="string" office:string-value="voice_dataset/Dublin_M/Dublin_M_sEback.wav" calcext:value-type="string">
            <text:p>voice_dataset/Dublin_M/Dublin_M_sEback.wav</text:p>
          </table:table-cell>
          <table:table-cell table:formula="of:=[Sheet2.$B$1]&amp;[Sheet2.$F$2]&amp;[Sheet2.$F$3]&amp;[$Sheet2.B12]" office:value-type="string" office:string-value="voice_dataset/Rome_F/Rome_F_sEback.wav" calcext:value-type="string">
            <text:p>voice_dataset/Rome_F/Rome_F_sEback.wav</text:p>
          </table:table-cell>
          <table:table-cell table:formula="of:=[Sheet2.$B$1]&amp;[Sheet2.$G$2]&amp;[Sheet2.$G$3]&amp;[$Sheet2.B12]" office:value-type="string" office:string-value="voice_dataset/Rome_M/Rome_M_sEback.wav" calcext:value-type="string">
            <text:p>voice_dataset/Rome_M/Rome_M_sEback.wav</text:p>
          </table:table-cell>
          <table:table-cell table:formula="of:=[Sheet2.$B$1]&amp;[Sheet2.$H$2]&amp;[Sheet2.$H$3]&amp;[$Sheet2.B12]" office:value-type="string" office:string-value="voice_dataset/syn_Cali_F/CaliforniaFsynth_sEback.wav" calcext:value-type="string">
            <text:p>voice_dataset/syn_Cali_F/CaliforniaFsynth_sEback.wav</text:p>
          </table:table-cell>
          <table:table-cell table:formula="of:=[Sheet2.$B$1]&amp;[Sheet2.$I$2]&amp;[Sheet2.$I$3]&amp;[$Sheet2.B12]" office:value-type="string" office:string-value="voice_dataset/syn_Cali_M/CaliforniaMsynth_sEback.wav" calcext:value-type="string">
            <text:p>voice_dataset/syn_Cali_M/CaliforniaMsynth_sEback.wav</text:p>
          </table:table-cell>
          <table:table-cell table:formula="of:=[Sheet2.$B$1]&amp;[Sheet2.$J$2]&amp;[Sheet2.$J$3]&amp;[$Sheet2.B12]" office:value-type="string" office:string-value="voice_dataset/syn_Dublin_F/DublinFsynth_sEback.wav" calcext:value-type="string">
            <text:p>voice_dataset/syn_Dublin_F/DublinFsynth_sEback.wav</text:p>
          </table:table-cell>
          <table:table-cell table:formula="of:=[Sheet2.$B$1]&amp;[Sheet2.$K$2]&amp;[Sheet2.$K$3]&amp;[$Sheet2.B12]" office:value-type="string" office:string-value="voice_dataset/syn_Dublin_M/DublinMsynth_sEback.wav" calcext:value-type="string">
            <text:p>voice_dataset/syn_Dublin_M/DublinMsynth_sEback.wav</text:p>
          </table:table-cell>
          <table:table-cell table:formula="of:=[Sheet2.$B$1]&amp;[Sheet2.$L$2]&amp;[Sheet2.$L$3]&amp;[$Sheet2.B12]" office:value-type="string" office:string-value="voice_dataset/syn_Rome_F/RomeFsynth_sEback.wav" calcext:value-type="string">
            <text:p>voice_dataset/syn_Rome_F/RomeFsynth_sEback.wav</text:p>
          </table:table-cell>
          <table:table-cell table:formula="of:=[Sheet2.$B$1]&amp;[Sheet2.$M$2]&amp;[Sheet2.$M$3]&amp;[$Sheet2.B12]" office:value-type="string" office:string-value="voice_dataset/syn_Rome_M/RomeMsynth_sEback.wav" calcext:value-type="string">
            <text:p>voice_dataset/syn_Rome_M/RomeMsynth_sEback.wav</text:p>
          </table:table-cell>
          <table:table-cell table:formula="of:=[Sheet2.$B$1]&amp;[Sheet2.$N$2]&amp;[Sheet2.$N$3]&amp;[$Sheet2.B12]" office:value-type="string" office:string-value="voice_dataset/G5_Icub_Acapela/G5_sEback.wav" calcext:value-type="string">
            <text:p>voice_dataset/G5_Icub_Acapela/G5_sEback.wav</text:p>
          </table:table-cell>
          <table:table-cell table:formula="of:=[Sheet2.$B$1]&amp;[Sheet2.$O$2]&amp;[Sheet2.$O$3]&amp;[$Sheet2.B12]" office:value-type="string" office:string-value="voice_dataset/Flash_Cereproc/Flash_sEback.wav" calcext:value-type="string">
            <text:p>voice_dataset/Flash_Cereproc/Flash_sEback.wav</text:p>
          </table:table-cell>
          <table:table-cell table:formula="of:=[Sheet2.$B$1]&amp;[Sheet2.$P$2]&amp;[Sheet2.$P$3]&amp;[$Sheet2.B12]" office:value-type="string" office:string-value="voice_dataset/Pepper_Default/Pepper_sEback.wav" calcext:value-type="string">
            <text:p>voice_dataset/Pepper_Default/Pepper_sEback.wav</text:p>
          </table:table-cell>
          <table:table-cell table:formula="of:=[Sheet2.$B$1]&amp;[Sheet2.$Q$2]&amp;[Sheet2.$Q$3]&amp;[$Sheet2.B12]" office:value-type="string" office:string-value="voice_dataset/Poli_Polly/Poli_sEback.wav" calcext:value-type="string">
            <text:p>voice_dataset/Poli_Polly/Poli_sEback.wav</text:p>
          </table:table-cell>
          <table:table-cell table:formula="of:=[Sheet2.$B$1]&amp;[Sheet2.$R$2]&amp;[Sheet2.$R$3]&amp;[$Sheet2.B12]" office:value-type="string" office:string-value="voice_dataset/PR2_Cepstral/PR2_sEback.wav" calcext:value-type="string">
            <text:p>voice_dataset/PR2_Cepstral/PR2_sEback.wav</text:p>
          </table:table-cell>
          <table:table-cell table:formula="of:=[Sheet2.$B$1]&amp;[Sheet2.$S$2]&amp;[Sheet2.$S$3]&amp;[$Sheet2.B12]" office:value-type="string" office:string-value="voice_dataset/Reem_Acapela/Reem_sEback.wav" calcext:value-type="string">
            <text:p>voice_dataset/Reem_Acapela/Reem_sEback.wav</text:p>
          </table:table-cell>
          <table:table-cell table:formula="of:=[Sheet2.$B$1]&amp;[Sheet2.$T$2]&amp;[Sheet2.$T$3]&amp;[$Sheet2.B12]" office:value-type="string" office:string-value="voice_dataset/ROS_Festival/Ros_sEback.wav" calcext:value-type="string">
            <text:p>voice_dataset/ROS_Festival/Ros_sEback.wav</text:p>
          </table:table-cell>
          <table:table-cell table:formula="of:=[Sheet2.$B$1]&amp;[Sheet2.$U$2]&amp;[Sheet2.$U$3]&amp;[$Sheet2.B12]" office:value-type="string" office:string-value="voice_dataset/SCIPRR_Cepstral/SCIPRR_sEback.wav" calcext:value-type="string">
            <text:p>voice_dataset/SCIPRR_Cepstral/SCIPRR_sEback.wav</text:p>
          </table:table-cell>
          <table:table-cell table:formula="of:=[Sheet2.$B$1]&amp;[Sheet2.$V$2]&amp;[Sheet2.$V$3]&amp;[$Sheet2.B12]" office:value-type="string" office:string-value="voice_dataset/Stevie_Cereproc/Stevie_sEback.wav" calcext:value-type="string">
            <text:p>voice_dataset/Stevie_Cereproc/Stevie_sE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3]" office:value-type="string" office:string-value="voice_dataset/Cali_F/CaliforniaF_sFback.wav" calcext:value-type="string">
            <text:p>voice_dataset/Cali_F/CaliforniaF_sFback.wav</text:p>
          </table:table-cell>
          <table:table-cell table:formula="of:=[Sheet2.$B$1]&amp;[Sheet2.$C$2]&amp;[Sheet2.$C$3]&amp;[$Sheet2.B13]" office:value-type="string" office:string-value="voice_dataset/Cali_M/CaliforniaM_sFback.wav" calcext:value-type="string">
            <text:p>voice_dataset/Cali_M/CaliforniaM_sFback.wav</text:p>
          </table:table-cell>
          <table:table-cell table:formula="of:=[Sheet2.$B$1]&amp;[Sheet2.$D$2]&amp;[Sheet2.$D$3]&amp;[$Sheet2.B13]" office:value-type="string" office:string-value="voice_dataset/Dublin_F/Dublin_F_sFback.wav" calcext:value-type="string">
            <text:p>voice_dataset/Dublin_F/Dublin_F_sFback.wav</text:p>
          </table:table-cell>
          <table:table-cell table:formula="of:=[Sheet2.$B$1]&amp;[Sheet2.$E$2]&amp;[Sheet2.$E$3]&amp;[$Sheet2.B13]" office:value-type="string" office:string-value="voice_dataset/Dublin_M/Dublin_M_sFback.wav" calcext:value-type="string">
            <text:p>voice_dataset/Dublin_M/Dublin_M_sFback.wav</text:p>
          </table:table-cell>
          <table:table-cell table:formula="of:=[Sheet2.$B$1]&amp;[Sheet2.$F$2]&amp;[Sheet2.$F$3]&amp;[$Sheet2.B13]" office:value-type="string" office:string-value="voice_dataset/Rome_F/Rome_F_sFback.wav" calcext:value-type="string">
            <text:p>voice_dataset/Rome_F/Rome_F_sFback.wav</text:p>
          </table:table-cell>
          <table:table-cell table:formula="of:=[Sheet2.$B$1]&amp;[Sheet2.$G$2]&amp;[Sheet2.$G$3]&amp;[$Sheet2.B13]" office:value-type="string" office:string-value="voice_dataset/Rome_M/Rome_M_sFback.wav" calcext:value-type="string">
            <text:p>voice_dataset/Rome_M/Rome_M_sFback.wav</text:p>
          </table:table-cell>
          <table:table-cell table:formula="of:=[Sheet2.$B$1]&amp;[Sheet2.$H$2]&amp;[Sheet2.$H$3]&amp;[$Sheet2.B13]" office:value-type="string" office:string-value="voice_dataset/syn_Cali_F/CaliforniaFsynth_sFback.wav" calcext:value-type="string">
            <text:p>voice_dataset/syn_Cali_F/CaliforniaFsynth_sFback.wav</text:p>
          </table:table-cell>
          <table:table-cell table:formula="of:=[Sheet2.$B$1]&amp;[Sheet2.$I$2]&amp;[Sheet2.$I$3]&amp;[$Sheet2.B13]" office:value-type="string" office:string-value="voice_dataset/syn_Cali_M/CaliforniaMsynth_sFback.wav" calcext:value-type="string">
            <text:p>voice_dataset/syn_Cali_M/CaliforniaMsynth_sFback.wav</text:p>
          </table:table-cell>
          <table:table-cell table:formula="of:=[Sheet2.$B$1]&amp;[Sheet2.$J$2]&amp;[Sheet2.$J$3]&amp;[$Sheet2.B13]" office:value-type="string" office:string-value="voice_dataset/syn_Dublin_F/DublinFsynth_sFback.wav" calcext:value-type="string">
            <text:p>voice_dataset/syn_Dublin_F/DublinFsynth_sFback.wav</text:p>
          </table:table-cell>
          <table:table-cell table:formula="of:=[Sheet2.$B$1]&amp;[Sheet2.$K$2]&amp;[Sheet2.$K$3]&amp;[$Sheet2.B13]" office:value-type="string" office:string-value="voice_dataset/syn_Dublin_M/DublinMsynth_sFback.wav" calcext:value-type="string">
            <text:p>voice_dataset/syn_Dublin_M/DublinMsynth_sFback.wav</text:p>
          </table:table-cell>
          <table:table-cell table:formula="of:=[Sheet2.$B$1]&amp;[Sheet2.$L$2]&amp;[Sheet2.$L$3]&amp;[$Sheet2.B13]" office:value-type="string" office:string-value="voice_dataset/syn_Rome_F/RomeFsynth_sFback.wav" calcext:value-type="string">
            <text:p>voice_dataset/syn_Rome_F/RomeFsynth_sFback.wav</text:p>
          </table:table-cell>
          <table:table-cell table:formula="of:=[Sheet2.$B$1]&amp;[Sheet2.$M$2]&amp;[Sheet2.$M$3]&amp;[$Sheet2.B13]" office:value-type="string" office:string-value="voice_dataset/syn_Rome_M/RomeMsynth_sFback.wav" calcext:value-type="string">
            <text:p>voice_dataset/syn_Rome_M/RomeMsynth_sFback.wav</text:p>
          </table:table-cell>
          <table:table-cell table:formula="of:=[Sheet2.$B$1]&amp;[Sheet2.$N$2]&amp;[Sheet2.$N$3]&amp;[$Sheet2.B13]" office:value-type="string" office:string-value="voice_dataset/G5_Icub_Acapela/G5_sFback.wav" calcext:value-type="string">
            <text:p>voice_dataset/G5_Icub_Acapela/G5_sFback.wav</text:p>
          </table:table-cell>
          <table:table-cell table:formula="of:=[Sheet2.$B$1]&amp;[Sheet2.$O$2]&amp;[Sheet2.$O$3]&amp;[$Sheet2.B13]" office:value-type="string" office:string-value="voice_dataset/Flash_Cereproc/Flash_sFback.wav" calcext:value-type="string">
            <text:p>voice_dataset/Flash_Cereproc/Flash_sFback.wav</text:p>
          </table:table-cell>
          <table:table-cell table:formula="of:=[Sheet2.$B$1]&amp;[Sheet2.$P$2]&amp;[Sheet2.$P$3]&amp;[$Sheet2.B13]" office:value-type="string" office:string-value="voice_dataset/Pepper_Default/Pepper_sFback.wav" calcext:value-type="string">
            <text:p>voice_dataset/Pepper_Default/Pepper_sFback.wav</text:p>
          </table:table-cell>
          <table:table-cell table:formula="of:=[Sheet2.$B$1]&amp;[Sheet2.$Q$2]&amp;[Sheet2.$Q$3]&amp;[$Sheet2.B13]" office:value-type="string" office:string-value="voice_dataset/Poli_Polly/Poli_sFback.wav" calcext:value-type="string">
            <text:p>voice_dataset/Poli_Polly/Poli_sFback.wav</text:p>
          </table:table-cell>
          <table:table-cell table:formula="of:=[Sheet2.$B$1]&amp;[Sheet2.$R$2]&amp;[Sheet2.$R$3]&amp;[$Sheet2.B13]" office:value-type="string" office:string-value="voice_dataset/PR2_Cepstral/PR2_sFback.wav" calcext:value-type="string">
            <text:p>voice_dataset/PR2_Cepstral/PR2_sFback.wav</text:p>
          </table:table-cell>
          <table:table-cell table:formula="of:=[Sheet2.$B$1]&amp;[Sheet2.$S$2]&amp;[Sheet2.$S$3]&amp;[$Sheet2.B13]" office:value-type="string" office:string-value="voice_dataset/Reem_Acapela/Reem_sFback.wav" calcext:value-type="string">
            <text:p>voice_dataset/Reem_Acapela/Reem_sFback.wav</text:p>
          </table:table-cell>
          <table:table-cell table:formula="of:=[Sheet2.$B$1]&amp;[Sheet2.$T$2]&amp;[Sheet2.$T$3]&amp;[$Sheet2.B13]" office:value-type="string" office:string-value="voice_dataset/ROS_Festival/Ros_sFback.wav" calcext:value-type="string">
            <text:p>voice_dataset/ROS_Festival/Ros_sFback.wav</text:p>
          </table:table-cell>
          <table:table-cell table:formula="of:=[Sheet2.$B$1]&amp;[Sheet2.$U$2]&amp;[Sheet2.$U$3]&amp;[$Sheet2.B13]" office:value-type="string" office:string-value="voice_dataset/SCIPRR_Cepstral/SCIPRR_sFback.wav" calcext:value-type="string">
            <text:p>voice_dataset/SCIPRR_Cepstral/SCIPRR_sFback.wav</text:p>
          </table:table-cell>
          <table:table-cell table:formula="of:=[Sheet2.$B$1]&amp;[Sheet2.$V$2]&amp;[Sheet2.$V$3]&amp;[$Sheet2.B13]" office:value-type="string" office:string-value="voice_dataset/Stevie_Cereproc/Stevie_sFback.wav" calcext:value-type="string">
            <text:p>voice_dataset/Stevie_Cereproc/Stevie_sF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4]" office:value-type="string" office:string-value="voice_dataset/Cali_F/CaliforniaF_sGback.wav" calcext:value-type="string">
            <text:p>voice_dataset/Cali_F/CaliforniaF_sGback.wav</text:p>
          </table:table-cell>
          <table:table-cell table:formula="of:=[Sheet2.$B$1]&amp;[Sheet2.$C$2]&amp;[Sheet2.$C$3]&amp;[$Sheet2.B14]" office:value-type="string" office:string-value="voice_dataset/Cali_M/CaliforniaM_sGback.wav" calcext:value-type="string">
            <text:p>voice_dataset/Cali_M/CaliforniaM_sGback.wav</text:p>
          </table:table-cell>
          <table:table-cell table:formula="of:=[Sheet2.$B$1]&amp;[Sheet2.$D$2]&amp;[Sheet2.$D$3]&amp;[$Sheet2.B14]" office:value-type="string" office:string-value="voice_dataset/Dublin_F/Dublin_F_sGback.wav" calcext:value-type="string">
            <text:p>voice_dataset/Dublin_F/Dublin_F_sGback.wav</text:p>
          </table:table-cell>
          <table:table-cell table:formula="of:=[Sheet2.$B$1]&amp;[Sheet2.$E$2]&amp;[Sheet2.$E$3]&amp;[$Sheet2.B14]" office:value-type="string" office:string-value="voice_dataset/Dublin_M/Dublin_M_sGback.wav" calcext:value-type="string">
            <text:p>voice_dataset/Dublin_M/Dublin_M_sGback.wav</text:p>
          </table:table-cell>
          <table:table-cell table:formula="of:=[Sheet2.$B$1]&amp;[Sheet2.$F$2]&amp;[Sheet2.$F$3]&amp;[$Sheet2.B14]" office:value-type="string" office:string-value="voice_dataset/Rome_F/Rome_F_sGback.wav" calcext:value-type="string">
            <text:p>voice_dataset/Rome_F/Rome_F_sGback.wav</text:p>
          </table:table-cell>
          <table:table-cell table:formula="of:=[Sheet2.$B$1]&amp;[Sheet2.$G$2]&amp;[Sheet2.$G$3]&amp;[$Sheet2.B14]" office:value-type="string" office:string-value="voice_dataset/Rome_M/Rome_M_sGback.wav" calcext:value-type="string">
            <text:p>voice_dataset/Rome_M/Rome_M_sGback.wav</text:p>
          </table:table-cell>
          <table:table-cell table:formula="of:=[Sheet2.$B$1]&amp;[Sheet2.$H$2]&amp;[Sheet2.$H$3]&amp;[$Sheet2.B14]" office:value-type="string" office:string-value="voice_dataset/syn_Cali_F/CaliforniaFsynth_sGback.wav" calcext:value-type="string">
            <text:p>voice_dataset/syn_Cali_F/CaliforniaFsynth_sGback.wav</text:p>
          </table:table-cell>
          <table:table-cell table:formula="of:=[Sheet2.$B$1]&amp;[Sheet2.$I$2]&amp;[Sheet2.$I$3]&amp;[$Sheet2.B14]" office:value-type="string" office:string-value="voice_dataset/syn_Cali_M/CaliforniaMsynth_sGback.wav" calcext:value-type="string">
            <text:p>voice_dataset/syn_Cali_M/CaliforniaMsynth_sGback.wav</text:p>
          </table:table-cell>
          <table:table-cell table:formula="of:=[Sheet2.$B$1]&amp;[Sheet2.$J$2]&amp;[Sheet2.$J$3]&amp;[$Sheet2.B14]" office:value-type="string" office:string-value="voice_dataset/syn_Dublin_F/DublinFsynth_sGback.wav" calcext:value-type="string">
            <text:p>voice_dataset/syn_Dublin_F/DublinFsynth_sGback.wav</text:p>
          </table:table-cell>
          <table:table-cell table:formula="of:=[Sheet2.$B$1]&amp;[Sheet2.$K$2]&amp;[Sheet2.$K$3]&amp;[$Sheet2.B14]" office:value-type="string" office:string-value="voice_dataset/syn_Dublin_M/DublinMsynth_sGback.wav" calcext:value-type="string">
            <text:p>voice_dataset/syn_Dublin_M/DublinMsynth_sGback.wav</text:p>
          </table:table-cell>
          <table:table-cell table:formula="of:=[Sheet2.$B$1]&amp;[Sheet2.$L$2]&amp;[Sheet2.$L$3]&amp;[$Sheet2.B14]" office:value-type="string" office:string-value="voice_dataset/syn_Rome_F/RomeFsynth_sGback.wav" calcext:value-type="string">
            <text:p>voice_dataset/syn_Rome_F/RomeFsynth_sGback.wav</text:p>
          </table:table-cell>
          <table:table-cell table:formula="of:=[Sheet2.$B$1]&amp;[Sheet2.$M$2]&amp;[Sheet2.$M$3]&amp;[$Sheet2.B14]" office:value-type="string" office:string-value="voice_dataset/syn_Rome_M/RomeMsynth_sGback.wav" calcext:value-type="string">
            <text:p>voice_dataset/syn_Rome_M/RomeMsynth_sGback.wav</text:p>
          </table:table-cell>
          <table:table-cell table:formula="of:=[Sheet2.$B$1]&amp;[Sheet2.$N$2]&amp;[Sheet2.$N$3]&amp;[$Sheet2.B14]" office:value-type="string" office:string-value="voice_dataset/G5_Icub_Acapela/G5_sGback.wav" calcext:value-type="string">
            <text:p>voice_dataset/G5_Icub_Acapela/G5_sGback.wav</text:p>
          </table:table-cell>
          <table:table-cell table:formula="of:=[Sheet2.$B$1]&amp;[Sheet2.$O$2]&amp;[Sheet2.$O$3]&amp;[$Sheet2.B14]" office:value-type="string" office:string-value="voice_dataset/Flash_Cereproc/Flash_sGback.wav" calcext:value-type="string">
            <text:p>voice_dataset/Flash_Cereproc/Flash_sGback.wav</text:p>
          </table:table-cell>
          <table:table-cell table:formula="of:=[Sheet2.$B$1]&amp;[Sheet2.$P$2]&amp;[Sheet2.$P$3]&amp;[$Sheet2.B14]" office:value-type="string" office:string-value="voice_dataset/Pepper_Default/Pepper_sGback.wav" calcext:value-type="string">
            <text:p>voice_dataset/Pepper_Default/Pepper_sGback.wav</text:p>
          </table:table-cell>
          <table:table-cell table:formula="of:=[Sheet2.$B$1]&amp;[Sheet2.$Q$2]&amp;[Sheet2.$Q$3]&amp;[$Sheet2.B14]" office:value-type="string" office:string-value="voice_dataset/Poli_Polly/Poli_sGback.wav" calcext:value-type="string">
            <text:p>voice_dataset/Poli_Polly/Poli_sGback.wav</text:p>
          </table:table-cell>
          <table:table-cell table:formula="of:=[Sheet2.$B$1]&amp;[Sheet2.$R$2]&amp;[Sheet2.$R$3]&amp;[$Sheet2.B14]" office:value-type="string" office:string-value="voice_dataset/PR2_Cepstral/PR2_sGback.wav" calcext:value-type="string">
            <text:p>voice_dataset/PR2_Cepstral/PR2_sGback.wav</text:p>
          </table:table-cell>
          <table:table-cell table:formula="of:=[Sheet2.$B$1]&amp;[Sheet2.$S$2]&amp;[Sheet2.$S$3]&amp;[$Sheet2.B14]" office:value-type="string" office:string-value="voice_dataset/Reem_Acapela/Reem_sGback.wav" calcext:value-type="string">
            <text:p>voice_dataset/Reem_Acapela/Reem_sGback.wav</text:p>
          </table:table-cell>
          <table:table-cell table:formula="of:=[Sheet2.$B$1]&amp;[Sheet2.$T$2]&amp;[Sheet2.$T$3]&amp;[$Sheet2.B14]" office:value-type="string" office:string-value="voice_dataset/ROS_Festival/Ros_sGback.wav" calcext:value-type="string">
            <text:p>voice_dataset/ROS_Festival/Ros_sGback.wav</text:p>
          </table:table-cell>
          <table:table-cell table:formula="of:=[Sheet2.$B$1]&amp;[Sheet2.$U$2]&amp;[Sheet2.$U$3]&amp;[$Sheet2.B14]" office:value-type="string" office:string-value="voice_dataset/SCIPRR_Cepstral/SCIPRR_sGback.wav" calcext:value-type="string">
            <text:p>voice_dataset/SCIPRR_Cepstral/SCIPRR_sGback.wav</text:p>
          </table:table-cell>
          <table:table-cell table:formula="of:=[Sheet2.$B$1]&amp;[Sheet2.$V$2]&amp;[Sheet2.$V$3]&amp;[$Sheet2.B14]" office:value-type="string" office:string-value="voice_dataset/Stevie_Cereproc/Stevie_sGback.wav" calcext:value-type="string">
            <text:p>voice_dataset/Stevie_Cereproc/Stevie_sG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5]" office:value-type="string" office:string-value="voice_dataset/Cali_F/CaliforniaF_sHback.wav" calcext:value-type="string">
            <text:p>voice_dataset/Cali_F/CaliforniaF_sHback.wav</text:p>
          </table:table-cell>
          <table:table-cell table:formula="of:=[Sheet2.$B$1]&amp;[Sheet2.$C$2]&amp;[Sheet2.$C$3]&amp;[$Sheet2.B15]" office:value-type="string" office:string-value="voice_dataset/Cali_M/CaliforniaM_sHback.wav" calcext:value-type="string">
            <text:p>voice_dataset/Cali_M/CaliforniaM_sHback.wav</text:p>
          </table:table-cell>
          <table:table-cell table:formula="of:=[Sheet2.$B$1]&amp;[Sheet2.$D$2]&amp;[Sheet2.$D$3]&amp;[$Sheet2.B15]" office:value-type="string" office:string-value="voice_dataset/Dublin_F/Dublin_F_sHback.wav" calcext:value-type="string">
            <text:p>voice_dataset/Dublin_F/Dublin_F_sHback.wav</text:p>
          </table:table-cell>
          <table:table-cell table:formula="of:=[Sheet2.$B$1]&amp;[Sheet2.$E$2]&amp;[Sheet2.$E$3]&amp;[$Sheet2.B15]" office:value-type="string" office:string-value="voice_dataset/Dublin_M/Dublin_M_sHback.wav" calcext:value-type="string">
            <text:p>voice_dataset/Dublin_M/Dublin_M_sHback.wav</text:p>
          </table:table-cell>
          <table:table-cell table:formula="of:=[Sheet2.$B$1]&amp;[Sheet2.$F$2]&amp;[Sheet2.$F$3]&amp;[$Sheet2.B15]" office:value-type="string" office:string-value="voice_dataset/Rome_F/Rome_F_sHback.wav" calcext:value-type="string">
            <text:p>voice_dataset/Rome_F/Rome_F_sHback.wav</text:p>
          </table:table-cell>
          <table:table-cell table:formula="of:=[Sheet2.$B$1]&amp;[Sheet2.$G$2]&amp;[Sheet2.$G$3]&amp;[$Sheet2.B15]" office:value-type="string" office:string-value="voice_dataset/Rome_M/Rome_M_sHback.wav" calcext:value-type="string">
            <text:p>voice_dataset/Rome_M/Rome_M_sHback.wav</text:p>
          </table:table-cell>
          <table:table-cell table:formula="of:=[Sheet2.$B$1]&amp;[Sheet2.$H$2]&amp;[Sheet2.$H$3]&amp;[$Sheet2.B15]" office:value-type="string" office:string-value="voice_dataset/syn_Cali_F/CaliforniaFsynth_sHback.wav" calcext:value-type="string">
            <text:p>voice_dataset/syn_Cali_F/CaliforniaFsynth_sHback.wav</text:p>
          </table:table-cell>
          <table:table-cell table:formula="of:=[Sheet2.$B$1]&amp;[Sheet2.$I$2]&amp;[Sheet2.$I$3]&amp;[$Sheet2.B15]" office:value-type="string" office:string-value="voice_dataset/syn_Cali_M/CaliforniaMsynth_sHback.wav" calcext:value-type="string">
            <text:p>voice_dataset/syn_Cali_M/CaliforniaMsynth_sHback.wav</text:p>
          </table:table-cell>
          <table:table-cell table:formula="of:=[Sheet2.$B$1]&amp;[Sheet2.$J$2]&amp;[Sheet2.$J$3]&amp;[$Sheet2.B15]" office:value-type="string" office:string-value="voice_dataset/syn_Dublin_F/DublinFsynth_sHback.wav" calcext:value-type="string">
            <text:p>voice_dataset/syn_Dublin_F/DublinFsynth_sHback.wav</text:p>
          </table:table-cell>
          <table:table-cell table:formula="of:=[Sheet2.$B$1]&amp;[Sheet2.$K$2]&amp;[Sheet2.$K$3]&amp;[$Sheet2.B15]" office:value-type="string" office:string-value="voice_dataset/syn_Dublin_M/DublinMsynth_sHback.wav" calcext:value-type="string">
            <text:p>voice_dataset/syn_Dublin_M/DublinMsynth_sHback.wav</text:p>
          </table:table-cell>
          <table:table-cell table:formula="of:=[Sheet2.$B$1]&amp;[Sheet2.$L$2]&amp;[Sheet2.$L$3]&amp;[$Sheet2.B15]" office:value-type="string" office:string-value="voice_dataset/syn_Rome_F/RomeFsynth_sHback.wav" calcext:value-type="string">
            <text:p>voice_dataset/syn_Rome_F/RomeFsynth_sHback.wav</text:p>
          </table:table-cell>
          <table:table-cell table:formula="of:=[Sheet2.$B$1]&amp;[Sheet2.$M$2]&amp;[Sheet2.$M$3]&amp;[$Sheet2.B15]" office:value-type="string" office:string-value="voice_dataset/syn_Rome_M/RomeMsynth_sHback.wav" calcext:value-type="string">
            <text:p>voice_dataset/syn_Rome_M/RomeMsynth_sHback.wav</text:p>
          </table:table-cell>
          <table:table-cell table:formula="of:=[Sheet2.$B$1]&amp;[Sheet2.$N$2]&amp;[Sheet2.$N$3]&amp;[$Sheet2.B15]" office:value-type="string" office:string-value="voice_dataset/G5_Icub_Acapela/G5_sHback.wav" calcext:value-type="string">
            <text:p>voice_dataset/G5_Icub_Acapela/G5_sHback.wav</text:p>
          </table:table-cell>
          <table:table-cell table:formula="of:=[Sheet2.$B$1]&amp;[Sheet2.$O$2]&amp;[Sheet2.$O$3]&amp;[$Sheet2.B15]" office:value-type="string" office:string-value="voice_dataset/Flash_Cereproc/Flash_sHback.wav" calcext:value-type="string">
            <text:p>voice_dataset/Flash_Cereproc/Flash_sHback.wav</text:p>
          </table:table-cell>
          <table:table-cell table:formula="of:=[Sheet2.$B$1]&amp;[Sheet2.$P$2]&amp;[Sheet2.$P$3]&amp;[$Sheet2.B15]" office:value-type="string" office:string-value="voice_dataset/Pepper_Default/Pepper_sHback.wav" calcext:value-type="string">
            <text:p>voice_dataset/Pepper_Default/Pepper_sHback.wav</text:p>
          </table:table-cell>
          <table:table-cell table:formula="of:=[Sheet2.$B$1]&amp;[Sheet2.$Q$2]&amp;[Sheet2.$Q$3]&amp;[$Sheet2.B15]" office:value-type="string" office:string-value="voice_dataset/Poli_Polly/Poli_sHback.wav" calcext:value-type="string">
            <text:p>voice_dataset/Poli_Polly/Poli_sHback.wav</text:p>
          </table:table-cell>
          <table:table-cell table:formula="of:=[Sheet2.$B$1]&amp;[Sheet2.$R$2]&amp;[Sheet2.$R$3]&amp;[$Sheet2.B15]" office:value-type="string" office:string-value="voice_dataset/PR2_Cepstral/PR2_sHback.wav" calcext:value-type="string">
            <text:p>voice_dataset/PR2_Cepstral/PR2_sHback.wav</text:p>
          </table:table-cell>
          <table:table-cell table:formula="of:=[Sheet2.$B$1]&amp;[Sheet2.$S$2]&amp;[Sheet2.$S$3]&amp;[$Sheet2.B15]" office:value-type="string" office:string-value="voice_dataset/Reem_Acapela/Reem_sHback.wav" calcext:value-type="string">
            <text:p>voice_dataset/Reem_Acapela/Reem_sHback.wav</text:p>
          </table:table-cell>
          <table:table-cell table:formula="of:=[Sheet2.$B$1]&amp;[Sheet2.$T$2]&amp;[Sheet2.$T$3]&amp;[$Sheet2.B15]" office:value-type="string" office:string-value="voice_dataset/ROS_Festival/Ros_sHback.wav" calcext:value-type="string">
            <text:p>voice_dataset/ROS_Festival/Ros_sHback.wav</text:p>
          </table:table-cell>
          <table:table-cell table:formula="of:=[Sheet2.$B$1]&amp;[Sheet2.$U$2]&amp;[Sheet2.$U$3]&amp;[$Sheet2.B15]" office:value-type="string" office:string-value="voice_dataset/SCIPRR_Cepstral/SCIPRR_sHback.wav" calcext:value-type="string">
            <text:p>voice_dataset/SCIPRR_Cepstral/SCIPRR_sHback.wav</text:p>
          </table:table-cell>
          <table:table-cell table:formula="of:=[Sheet2.$B$1]&amp;[Sheet2.$V$2]&amp;[Sheet2.$V$3]&amp;[$Sheet2.B15]" office:value-type="string" office:string-value="voice_dataset/Stevie_Cereproc/Stevie_sHback.wav" calcext:value-type="string">
            <text:p>voice_dataset/Stevie_Cereproc/Stevie_sH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6]" office:value-type="string" office:string-value="voice_dataset/Cali_F/CaliforniaF_sIback.wav" calcext:value-type="string">
            <text:p>voice_dataset/Cali_F/CaliforniaF_sIback.wav</text:p>
          </table:table-cell>
          <table:table-cell table:formula="of:=[Sheet2.$B$1]&amp;[Sheet2.$C$2]&amp;[Sheet2.$C$3]&amp;[$Sheet2.B16]" office:value-type="string" office:string-value="voice_dataset/Cali_M/CaliforniaM_sIback.wav" calcext:value-type="string">
            <text:p>voice_dataset/Cali_M/CaliforniaM_sIback.wav</text:p>
          </table:table-cell>
          <table:table-cell table:formula="of:=[Sheet2.$B$1]&amp;[Sheet2.$D$2]&amp;[Sheet2.$D$3]&amp;[$Sheet2.B16]" office:value-type="string" office:string-value="voice_dataset/Dublin_F/Dublin_F_sIback.wav" calcext:value-type="string">
            <text:p>voice_dataset/Dublin_F/Dublin_F_sIback.wav</text:p>
          </table:table-cell>
          <table:table-cell table:formula="of:=[Sheet2.$B$1]&amp;[Sheet2.$E$2]&amp;[Sheet2.$E$3]&amp;[$Sheet2.B16]" office:value-type="string" office:string-value="voice_dataset/Dublin_M/Dublin_M_sIback.wav" calcext:value-type="string">
            <text:p>voice_dataset/Dublin_M/Dublin_M_sIback.wav</text:p>
          </table:table-cell>
          <table:table-cell table:formula="of:=[Sheet2.$B$1]&amp;[Sheet2.$F$2]&amp;[Sheet2.$F$3]&amp;[$Sheet2.B16]" office:value-type="string" office:string-value="voice_dataset/Rome_F/Rome_F_sIback.wav" calcext:value-type="string">
            <text:p>voice_dataset/Rome_F/Rome_F_sIback.wav</text:p>
          </table:table-cell>
          <table:table-cell table:formula="of:=[Sheet2.$B$1]&amp;[Sheet2.$G$2]&amp;[Sheet2.$G$3]&amp;[$Sheet2.B16]" office:value-type="string" office:string-value="voice_dataset/Rome_M/Rome_M_sIback.wav" calcext:value-type="string">
            <text:p>voice_dataset/Rome_M/Rome_M_sIback.wav</text:p>
          </table:table-cell>
          <table:table-cell table:formula="of:=[Sheet2.$B$1]&amp;[Sheet2.$H$2]&amp;[Sheet2.$H$3]&amp;[$Sheet2.B16]" office:value-type="string" office:string-value="voice_dataset/syn_Cali_F/CaliforniaFsynth_sIback.wav" calcext:value-type="string">
            <text:p>voice_dataset/syn_Cali_F/CaliforniaFsynth_sIback.wav</text:p>
          </table:table-cell>
          <table:table-cell table:formula="of:=[Sheet2.$B$1]&amp;[Sheet2.$I$2]&amp;[Sheet2.$I$3]&amp;[$Sheet2.B16]" office:value-type="string" office:string-value="voice_dataset/syn_Cali_M/CaliforniaMsynth_sIback.wav" calcext:value-type="string">
            <text:p>voice_dataset/syn_Cali_M/CaliforniaMsynth_sIback.wav</text:p>
          </table:table-cell>
          <table:table-cell table:formula="of:=[Sheet2.$B$1]&amp;[Sheet2.$J$2]&amp;[Sheet2.$J$3]&amp;[$Sheet2.B16]" office:value-type="string" office:string-value="voice_dataset/syn_Dublin_F/DublinFsynth_sIback.wav" calcext:value-type="string">
            <text:p>voice_dataset/syn_Dublin_F/DublinFsynth_sIback.wav</text:p>
          </table:table-cell>
          <table:table-cell table:formula="of:=[Sheet2.$B$1]&amp;[Sheet2.$K$2]&amp;[Sheet2.$K$3]&amp;[$Sheet2.B16]" office:value-type="string" office:string-value="voice_dataset/syn_Dublin_M/DublinMsynth_sIback.wav" calcext:value-type="string">
            <text:p>voice_dataset/syn_Dublin_M/DublinMsynth_sIback.wav</text:p>
          </table:table-cell>
          <table:table-cell table:formula="of:=[Sheet2.$B$1]&amp;[Sheet2.$L$2]&amp;[Sheet2.$L$3]&amp;[$Sheet2.B16]" office:value-type="string" office:string-value="voice_dataset/syn_Rome_F/RomeFsynth_sIback.wav" calcext:value-type="string">
            <text:p>voice_dataset/syn_Rome_F/RomeFsynth_sIback.wav</text:p>
          </table:table-cell>
          <table:table-cell table:formula="of:=[Sheet2.$B$1]&amp;[Sheet2.$M$2]&amp;[Sheet2.$M$3]&amp;[$Sheet2.B16]" office:value-type="string" office:string-value="voice_dataset/syn_Rome_M/RomeMsynth_sIback.wav" calcext:value-type="string">
            <text:p>voice_dataset/syn_Rome_M/RomeMsynth_sIback.wav</text:p>
          </table:table-cell>
          <table:table-cell table:formula="of:=[Sheet2.$B$1]&amp;[Sheet2.$N$2]&amp;[Sheet2.$N$3]&amp;[$Sheet2.B16]" office:value-type="string" office:string-value="voice_dataset/G5_Icub_Acapela/G5_sIback.wav" calcext:value-type="string">
            <text:p>voice_dataset/G5_Icub_Acapela/G5_sIback.wav</text:p>
          </table:table-cell>
          <table:table-cell table:formula="of:=[Sheet2.$B$1]&amp;[Sheet2.$O$2]&amp;[Sheet2.$O$3]&amp;[$Sheet2.B16]" office:value-type="string" office:string-value="voice_dataset/Flash_Cereproc/Flash_sIback.wav" calcext:value-type="string">
            <text:p>voice_dataset/Flash_Cereproc/Flash_sIback.wav</text:p>
          </table:table-cell>
          <table:table-cell table:formula="of:=[Sheet2.$B$1]&amp;[Sheet2.$P$2]&amp;[Sheet2.$P$3]&amp;[$Sheet2.B16]" office:value-type="string" office:string-value="voice_dataset/Pepper_Default/Pepper_sIback.wav" calcext:value-type="string">
            <text:p>voice_dataset/Pepper_Default/Pepper_sIback.wav</text:p>
          </table:table-cell>
          <table:table-cell table:formula="of:=[Sheet2.$B$1]&amp;[Sheet2.$Q$2]&amp;[Sheet2.$Q$3]&amp;[$Sheet2.B16]" office:value-type="string" office:string-value="voice_dataset/Poli_Polly/Poli_sIback.wav" calcext:value-type="string">
            <text:p>voice_dataset/Poli_Polly/Poli_sIback.wav</text:p>
          </table:table-cell>
          <table:table-cell table:formula="of:=[Sheet2.$B$1]&amp;[Sheet2.$R$2]&amp;[Sheet2.$R$3]&amp;[$Sheet2.B16]" office:value-type="string" office:string-value="voice_dataset/PR2_Cepstral/PR2_sIback.wav" calcext:value-type="string">
            <text:p>voice_dataset/PR2_Cepstral/PR2_sIback.wav</text:p>
          </table:table-cell>
          <table:table-cell table:formula="of:=[Sheet2.$B$1]&amp;[Sheet2.$S$2]&amp;[Sheet2.$S$3]&amp;[$Sheet2.B16]" office:value-type="string" office:string-value="voice_dataset/Reem_Acapela/Reem_sIback.wav" calcext:value-type="string">
            <text:p>voice_dataset/Reem_Acapela/Reem_sIback.wav</text:p>
          </table:table-cell>
          <table:table-cell table:formula="of:=[Sheet2.$B$1]&amp;[Sheet2.$T$2]&amp;[Sheet2.$T$3]&amp;[$Sheet2.B16]" office:value-type="string" office:string-value="voice_dataset/ROS_Festival/Ros_sIback.wav" calcext:value-type="string">
            <text:p>voice_dataset/ROS_Festival/Ros_sIback.wav</text:p>
          </table:table-cell>
          <table:table-cell table:formula="of:=[Sheet2.$B$1]&amp;[Sheet2.$U$2]&amp;[Sheet2.$U$3]&amp;[$Sheet2.B16]" office:value-type="string" office:string-value="voice_dataset/SCIPRR_Cepstral/SCIPRR_sIback.wav" calcext:value-type="string">
            <text:p>voice_dataset/SCIPRR_Cepstral/SCIPRR_sIback.wav</text:p>
          </table:table-cell>
          <table:table-cell table:formula="of:=[Sheet2.$B$1]&amp;[Sheet2.$V$2]&amp;[Sheet2.$V$3]&amp;[$Sheet2.B16]" office:value-type="string" office:string-value="voice_dataset/Stevie_Cereproc/Stevie_sIback.wav" calcext:value-type="string">
            <text:p>voice_dataset/Stevie_Cereproc/Stevie_sI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7]" office:value-type="string" office:string-value="voice_dataset/Cali_F/CaliforniaF_sJback.wav" calcext:value-type="string">
            <text:p>voice_dataset/Cali_F/CaliforniaF_sJback.wav</text:p>
          </table:table-cell>
          <table:table-cell table:formula="of:=[Sheet2.$B$1]&amp;[Sheet2.$C$2]&amp;[Sheet2.$C$3]&amp;[$Sheet2.B17]" office:value-type="string" office:string-value="voice_dataset/Cali_M/CaliforniaM_sJback.wav" calcext:value-type="string">
            <text:p>voice_dataset/Cali_M/CaliforniaM_sJback.wav</text:p>
          </table:table-cell>
          <table:table-cell table:formula="of:=[Sheet2.$B$1]&amp;[Sheet2.$D$2]&amp;[Sheet2.$D$3]&amp;[$Sheet2.B17]" office:value-type="string" office:string-value="voice_dataset/Dublin_F/Dublin_F_sJback.wav" calcext:value-type="string">
            <text:p>voice_dataset/Dublin_F/Dublin_F_sJback.wav</text:p>
          </table:table-cell>
          <table:table-cell table:formula="of:=[Sheet2.$B$1]&amp;[Sheet2.$E$2]&amp;[Sheet2.$E$3]&amp;[$Sheet2.B17]" office:value-type="string" office:string-value="voice_dataset/Dublin_M/Dublin_M_sJback.wav" calcext:value-type="string">
            <text:p>voice_dataset/Dublin_M/Dublin_M_sJback.wav</text:p>
          </table:table-cell>
          <table:table-cell table:formula="of:=[Sheet2.$B$1]&amp;[Sheet2.$F$2]&amp;[Sheet2.$F$3]&amp;[$Sheet2.B17]" office:value-type="string" office:string-value="voice_dataset/Rome_F/Rome_F_sJback.wav" calcext:value-type="string">
            <text:p>voice_dataset/Rome_F/Rome_F_sJback.wav</text:p>
          </table:table-cell>
          <table:table-cell table:formula="of:=[Sheet2.$B$1]&amp;[Sheet2.$G$2]&amp;[Sheet2.$G$3]&amp;[$Sheet2.B17]" office:value-type="string" office:string-value="voice_dataset/Rome_M/Rome_M_sJback.wav" calcext:value-type="string">
            <text:p>voice_dataset/Rome_M/Rome_M_sJback.wav</text:p>
          </table:table-cell>
          <table:table-cell table:formula="of:=[Sheet2.$B$1]&amp;[Sheet2.$H$2]&amp;[Sheet2.$H$3]&amp;[$Sheet2.B17]" office:value-type="string" office:string-value="voice_dataset/syn_Cali_F/CaliforniaFsynth_sJback.wav" calcext:value-type="string">
            <text:p>voice_dataset/syn_Cali_F/CaliforniaFsynth_sJback.wav</text:p>
          </table:table-cell>
          <table:table-cell table:formula="of:=[Sheet2.$B$1]&amp;[Sheet2.$I$2]&amp;[Sheet2.$I$3]&amp;[$Sheet2.B17]" office:value-type="string" office:string-value="voice_dataset/syn_Cali_M/CaliforniaMsynth_sJback.wav" calcext:value-type="string">
            <text:p>voice_dataset/syn_Cali_M/CaliforniaMsynth_sJback.wav</text:p>
          </table:table-cell>
          <table:table-cell table:formula="of:=[Sheet2.$B$1]&amp;[Sheet2.$J$2]&amp;[Sheet2.$J$3]&amp;[$Sheet2.B17]" office:value-type="string" office:string-value="voice_dataset/syn_Dublin_F/DublinFsynth_sJback.wav" calcext:value-type="string">
            <text:p>voice_dataset/syn_Dublin_F/DublinFsynth_sJback.wav</text:p>
          </table:table-cell>
          <table:table-cell table:formula="of:=[Sheet2.$B$1]&amp;[Sheet2.$K$2]&amp;[Sheet2.$K$3]&amp;[$Sheet2.B17]" office:value-type="string" office:string-value="voice_dataset/syn_Dublin_M/DublinMsynth_sJback.wav" calcext:value-type="string">
            <text:p>voice_dataset/syn_Dublin_M/DublinMsynth_sJback.wav</text:p>
          </table:table-cell>
          <table:table-cell table:formula="of:=[Sheet2.$B$1]&amp;[Sheet2.$L$2]&amp;[Sheet2.$L$3]&amp;[$Sheet2.B17]" office:value-type="string" office:string-value="voice_dataset/syn_Rome_F/RomeFsynth_sJback.wav" calcext:value-type="string">
            <text:p>voice_dataset/syn_Rome_F/RomeFsynth_sJback.wav</text:p>
          </table:table-cell>
          <table:table-cell table:formula="of:=[Sheet2.$B$1]&amp;[Sheet2.$M$2]&amp;[Sheet2.$M$3]&amp;[$Sheet2.B17]" office:value-type="string" office:string-value="voice_dataset/syn_Rome_M/RomeMsynth_sJback.wav" calcext:value-type="string">
            <text:p>voice_dataset/syn_Rome_M/RomeMsynth_sJback.wav</text:p>
          </table:table-cell>
          <table:table-cell table:formula="of:=[Sheet2.$B$1]&amp;[Sheet2.$N$2]&amp;[Sheet2.$N$3]&amp;[$Sheet2.B17]" office:value-type="string" office:string-value="voice_dataset/G5_Icub_Acapela/G5_sJback.wav" calcext:value-type="string">
            <text:p>voice_dataset/G5_Icub_Acapela/G5_sJback.wav</text:p>
          </table:table-cell>
          <table:table-cell table:formula="of:=[Sheet2.$B$1]&amp;[Sheet2.$O$2]&amp;[Sheet2.$O$3]&amp;[$Sheet2.B17]" office:value-type="string" office:string-value="voice_dataset/Flash_Cereproc/Flash_sJback.wav" calcext:value-type="string">
            <text:p>voice_dataset/Flash_Cereproc/Flash_sJback.wav</text:p>
          </table:table-cell>
          <table:table-cell table:formula="of:=[Sheet2.$B$1]&amp;[Sheet2.$P$2]&amp;[Sheet2.$P$3]&amp;[$Sheet2.B17]" office:value-type="string" office:string-value="voice_dataset/Pepper_Default/Pepper_sJback.wav" calcext:value-type="string">
            <text:p>voice_dataset/Pepper_Default/Pepper_sJback.wav</text:p>
          </table:table-cell>
          <table:table-cell table:formula="of:=[Sheet2.$B$1]&amp;[Sheet2.$Q$2]&amp;[Sheet2.$Q$3]&amp;[$Sheet2.B17]" office:value-type="string" office:string-value="voice_dataset/Poli_Polly/Poli_sJback.wav" calcext:value-type="string">
            <text:p>voice_dataset/Poli_Polly/Poli_sJback.wav</text:p>
          </table:table-cell>
          <table:table-cell table:formula="of:=[Sheet2.$B$1]&amp;[Sheet2.$R$2]&amp;[Sheet2.$R$3]&amp;[$Sheet2.B17]" office:value-type="string" office:string-value="voice_dataset/PR2_Cepstral/PR2_sJback.wav" calcext:value-type="string">
            <text:p>voice_dataset/PR2_Cepstral/PR2_sJback.wav</text:p>
          </table:table-cell>
          <table:table-cell table:formula="of:=[Sheet2.$B$1]&amp;[Sheet2.$S$2]&amp;[Sheet2.$S$3]&amp;[$Sheet2.B17]" office:value-type="string" office:string-value="voice_dataset/Reem_Acapela/Reem_sJback.wav" calcext:value-type="string">
            <text:p>voice_dataset/Reem_Acapela/Reem_sJback.wav</text:p>
          </table:table-cell>
          <table:table-cell table:formula="of:=[Sheet2.$B$1]&amp;[Sheet2.$T$2]&amp;[Sheet2.$T$3]&amp;[$Sheet2.B17]" office:value-type="string" office:string-value="voice_dataset/ROS_Festival/Ros_sJback.wav" calcext:value-type="string">
            <text:p>voice_dataset/ROS_Festival/Ros_sJback.wav</text:p>
          </table:table-cell>
          <table:table-cell table:formula="of:=[Sheet2.$B$1]&amp;[Sheet2.$U$2]&amp;[Sheet2.$U$3]&amp;[$Sheet2.B17]" office:value-type="string" office:string-value="voice_dataset/SCIPRR_Cepstral/SCIPRR_sJback.wav" calcext:value-type="string">
            <text:p>voice_dataset/SCIPRR_Cepstral/SCIPRR_sJback.wav</text:p>
          </table:table-cell>
          <table:table-cell table:formula="of:=[Sheet2.$B$1]&amp;[Sheet2.$V$2]&amp;[Sheet2.$V$3]&amp;[$Sheet2.B17]" office:value-type="string" office:string-value="voice_dataset/Stevie_Cereproc/Stevie_sJback.wav" calcext:value-type="string">
            <text:p>voice_dataset/Stevie_Cereproc/Stevie_sJ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8]" office:value-type="string" office:string-value="voice_dataset/Cali_F/CaliforniaF_sKback.wav" calcext:value-type="string">
            <text:p>voice_dataset/Cali_F/CaliforniaF_sKback.wav</text:p>
          </table:table-cell>
          <table:table-cell table:formula="of:=[Sheet2.$B$1]&amp;[Sheet2.$C$2]&amp;[Sheet2.$C$3]&amp;[$Sheet2.B18]" office:value-type="string" office:string-value="voice_dataset/Cali_M/CaliforniaM_sKback.wav" calcext:value-type="string">
            <text:p>voice_dataset/Cali_M/CaliforniaM_sKback.wav</text:p>
          </table:table-cell>
          <table:table-cell table:formula="of:=[Sheet2.$B$1]&amp;[Sheet2.$D$2]&amp;[Sheet2.$D$3]&amp;[$Sheet2.B18]" office:value-type="string" office:string-value="voice_dataset/Dublin_F/Dublin_F_sKback.wav" calcext:value-type="string">
            <text:p>voice_dataset/Dublin_F/Dublin_F_sKback.wav</text:p>
          </table:table-cell>
          <table:table-cell table:formula="of:=[Sheet2.$B$1]&amp;[Sheet2.$E$2]&amp;[Sheet2.$E$3]&amp;[$Sheet2.B18]" office:value-type="string" office:string-value="voice_dataset/Dublin_M/Dublin_M_sKback.wav" calcext:value-type="string">
            <text:p>voice_dataset/Dublin_M/Dublin_M_sKback.wav</text:p>
          </table:table-cell>
          <table:table-cell table:formula="of:=[Sheet2.$B$1]&amp;[Sheet2.$F$2]&amp;[Sheet2.$F$3]&amp;[$Sheet2.B18]" office:value-type="string" office:string-value="voice_dataset/Rome_F/Rome_F_sKback.wav" calcext:value-type="string">
            <text:p>voice_dataset/Rome_F/Rome_F_sKback.wav</text:p>
          </table:table-cell>
          <table:table-cell table:formula="of:=[Sheet2.$B$1]&amp;[Sheet2.$G$2]&amp;[Sheet2.$G$3]&amp;[$Sheet2.B18]" office:value-type="string" office:string-value="voice_dataset/Rome_M/Rome_M_sKback.wav" calcext:value-type="string">
            <text:p>voice_dataset/Rome_M/Rome_M_sKback.wav</text:p>
          </table:table-cell>
          <table:table-cell table:formula="of:=[Sheet2.$B$1]&amp;[Sheet2.$H$2]&amp;[Sheet2.$H$3]&amp;[$Sheet2.B18]" office:value-type="string" office:string-value="voice_dataset/syn_Cali_F/CaliforniaFsynth_sKback.wav" calcext:value-type="string">
            <text:p>voice_dataset/syn_Cali_F/CaliforniaFsynth_sKback.wav</text:p>
          </table:table-cell>
          <table:table-cell table:formula="of:=[Sheet2.$B$1]&amp;[Sheet2.$I$2]&amp;[Sheet2.$I$3]&amp;[$Sheet2.B18]" office:value-type="string" office:string-value="voice_dataset/syn_Cali_M/CaliforniaMsynth_sKback.wav" calcext:value-type="string">
            <text:p>voice_dataset/syn_Cali_M/CaliforniaMsynth_sKback.wav</text:p>
          </table:table-cell>
          <table:table-cell table:formula="of:=[Sheet2.$B$1]&amp;[Sheet2.$J$2]&amp;[Sheet2.$J$3]&amp;[$Sheet2.B18]" office:value-type="string" office:string-value="voice_dataset/syn_Dublin_F/DublinFsynth_sKback.wav" calcext:value-type="string">
            <text:p>voice_dataset/syn_Dublin_F/DublinFsynth_sKback.wav</text:p>
          </table:table-cell>
          <table:table-cell table:formula="of:=[Sheet2.$B$1]&amp;[Sheet2.$K$2]&amp;[Sheet2.$K$3]&amp;[$Sheet2.B18]" office:value-type="string" office:string-value="voice_dataset/syn_Dublin_M/DublinMsynth_sKback.wav" calcext:value-type="string">
            <text:p>voice_dataset/syn_Dublin_M/DublinMsynth_sKback.wav</text:p>
          </table:table-cell>
          <table:table-cell table:formula="of:=[Sheet2.$B$1]&amp;[Sheet2.$L$2]&amp;[Sheet2.$L$3]&amp;[$Sheet2.B18]" office:value-type="string" office:string-value="voice_dataset/syn_Rome_F/RomeFsynth_sKback.wav" calcext:value-type="string">
            <text:p>voice_dataset/syn_Rome_F/RomeFsynth_sKback.wav</text:p>
          </table:table-cell>
          <table:table-cell table:formula="of:=[Sheet2.$B$1]&amp;[Sheet2.$M$2]&amp;[Sheet2.$M$3]&amp;[$Sheet2.B18]" office:value-type="string" office:string-value="voice_dataset/syn_Rome_M/RomeMsynth_sKback.wav" calcext:value-type="string">
            <text:p>voice_dataset/syn_Rome_M/RomeMsynth_sKback.wav</text:p>
          </table:table-cell>
          <table:table-cell table:formula="of:=[Sheet2.$B$1]&amp;[Sheet2.$N$2]&amp;[Sheet2.$N$3]&amp;[$Sheet2.B18]" office:value-type="string" office:string-value="voice_dataset/G5_Icub_Acapela/G5_sKback.wav" calcext:value-type="string">
            <text:p>voice_dataset/G5_Icub_Acapela/G5_sKback.wav</text:p>
          </table:table-cell>
          <table:table-cell table:formula="of:=[Sheet2.$B$1]&amp;[Sheet2.$O$2]&amp;[Sheet2.$O$3]&amp;[$Sheet2.B18]" office:value-type="string" office:string-value="voice_dataset/Flash_Cereproc/Flash_sKback.wav" calcext:value-type="string">
            <text:p>voice_dataset/Flash_Cereproc/Flash_sKback.wav</text:p>
          </table:table-cell>
          <table:table-cell table:formula="of:=[Sheet2.$B$1]&amp;[Sheet2.$P$2]&amp;[Sheet2.$P$3]&amp;[$Sheet2.B18]" office:value-type="string" office:string-value="voice_dataset/Pepper_Default/Pepper_sKback.wav" calcext:value-type="string">
            <text:p>voice_dataset/Pepper_Default/Pepper_sKback.wav</text:p>
          </table:table-cell>
          <table:table-cell table:formula="of:=[Sheet2.$B$1]&amp;[Sheet2.$Q$2]&amp;[Sheet2.$Q$3]&amp;[$Sheet2.B18]" office:value-type="string" office:string-value="voice_dataset/Poli_Polly/Poli_sKback.wav" calcext:value-type="string">
            <text:p>voice_dataset/Poli_Polly/Poli_sKback.wav</text:p>
          </table:table-cell>
          <table:table-cell table:formula="of:=[Sheet2.$B$1]&amp;[Sheet2.$R$2]&amp;[Sheet2.$R$3]&amp;[$Sheet2.B18]" office:value-type="string" office:string-value="voice_dataset/PR2_Cepstral/PR2_sKback.wav" calcext:value-type="string">
            <text:p>voice_dataset/PR2_Cepstral/PR2_sKback.wav</text:p>
          </table:table-cell>
          <table:table-cell table:formula="of:=[Sheet2.$B$1]&amp;[Sheet2.$S$2]&amp;[Sheet2.$S$3]&amp;[$Sheet2.B18]" office:value-type="string" office:string-value="voice_dataset/Reem_Acapela/Reem_sKback.wav" calcext:value-type="string">
            <text:p>voice_dataset/Reem_Acapela/Reem_sKback.wav</text:p>
          </table:table-cell>
          <table:table-cell table:formula="of:=[Sheet2.$B$1]&amp;[Sheet2.$T$2]&amp;[Sheet2.$T$3]&amp;[$Sheet2.B18]" office:value-type="string" office:string-value="voice_dataset/ROS_Festival/Ros_sKback.wav" calcext:value-type="string">
            <text:p>voice_dataset/ROS_Festival/Ros_sKback.wav</text:p>
          </table:table-cell>
          <table:table-cell table:formula="of:=[Sheet2.$B$1]&amp;[Sheet2.$U$2]&amp;[Sheet2.$U$3]&amp;[$Sheet2.B18]" office:value-type="string" office:string-value="voice_dataset/SCIPRR_Cepstral/SCIPRR_sKback.wav" calcext:value-type="string">
            <text:p>voice_dataset/SCIPRR_Cepstral/SCIPRR_sKback.wav</text:p>
          </table:table-cell>
          <table:table-cell table:formula="of:=[Sheet2.$B$1]&amp;[Sheet2.$V$2]&amp;[Sheet2.$V$3]&amp;[$Sheet2.B18]" office:value-type="string" office:string-value="voice_dataset/Stevie_Cereproc/Stevie_sKback.wav" calcext:value-type="string">
            <text:p>voice_dataset/Stevie_Cereproc/Stevie_sK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9]" office:value-type="string" office:string-value="voice_dataset/Cali_F/CaliforniaF_sLback.wav" calcext:value-type="string">
            <text:p>voice_dataset/Cali_F/CaliforniaF_sLback.wav</text:p>
          </table:table-cell>
          <table:table-cell table:formula="of:=[Sheet2.$B$1]&amp;[Sheet2.$C$2]&amp;[Sheet2.$C$3]&amp;[$Sheet2.B19]" office:value-type="string" office:string-value="voice_dataset/Cali_M/CaliforniaM_sLback.wav" calcext:value-type="string">
            <text:p>voice_dataset/Cali_M/CaliforniaM_sLback.wav</text:p>
          </table:table-cell>
          <table:table-cell table:formula="of:=[Sheet2.$B$1]&amp;[Sheet2.$D$2]&amp;[Sheet2.$D$3]&amp;[$Sheet2.B19]" office:value-type="string" office:string-value="voice_dataset/Dublin_F/Dublin_F_sLback.wav" calcext:value-type="string">
            <text:p>voice_dataset/Dublin_F/Dublin_F_sLback.wav</text:p>
          </table:table-cell>
          <table:table-cell table:formula="of:=[Sheet2.$B$1]&amp;[Sheet2.$E$2]&amp;[Sheet2.$E$3]&amp;[$Sheet2.B19]" office:value-type="string" office:string-value="voice_dataset/Dublin_M/Dublin_M_sLback.wav" calcext:value-type="string">
            <text:p>voice_dataset/Dublin_M/Dublin_M_sLback.wav</text:p>
          </table:table-cell>
          <table:table-cell table:formula="of:=[Sheet2.$B$1]&amp;[Sheet2.$F$2]&amp;[Sheet2.$F$3]&amp;[$Sheet2.B19]" office:value-type="string" office:string-value="voice_dataset/Rome_F/Rome_F_sLback.wav" calcext:value-type="string">
            <text:p>voice_dataset/Rome_F/Rome_F_sLback.wav</text:p>
          </table:table-cell>
          <table:table-cell table:formula="of:=[Sheet2.$B$1]&amp;[Sheet2.$G$2]&amp;[Sheet2.$G$3]&amp;[$Sheet2.B19]" office:value-type="string" office:string-value="voice_dataset/Rome_M/Rome_M_sLback.wav" calcext:value-type="string">
            <text:p>voice_dataset/Rome_M/Rome_M_sLback.wav</text:p>
          </table:table-cell>
          <table:table-cell table:formula="of:=[Sheet2.$B$1]&amp;[Sheet2.$H$2]&amp;[Sheet2.$H$3]&amp;[$Sheet2.B19]" office:value-type="string" office:string-value="voice_dataset/syn_Cali_F/CaliforniaFsynth_sLback.wav" calcext:value-type="string">
            <text:p>voice_dataset/syn_Cali_F/CaliforniaFsynth_sLback.wav</text:p>
          </table:table-cell>
          <table:table-cell table:formula="of:=[Sheet2.$B$1]&amp;[Sheet2.$I$2]&amp;[Sheet2.$I$3]&amp;[$Sheet2.B19]" office:value-type="string" office:string-value="voice_dataset/syn_Cali_M/CaliforniaMsynth_sLback.wav" calcext:value-type="string">
            <text:p>voice_dataset/syn_Cali_M/CaliforniaMsynth_sLback.wav</text:p>
          </table:table-cell>
          <table:table-cell table:formula="of:=[Sheet2.$B$1]&amp;[Sheet2.$J$2]&amp;[Sheet2.$J$3]&amp;[$Sheet2.B19]" office:value-type="string" office:string-value="voice_dataset/syn_Dublin_F/DublinFsynth_sLback.wav" calcext:value-type="string">
            <text:p>voice_dataset/syn_Dublin_F/DublinFsynth_sLback.wav</text:p>
          </table:table-cell>
          <table:table-cell table:formula="of:=[Sheet2.$B$1]&amp;[Sheet2.$K$2]&amp;[Sheet2.$K$3]&amp;[$Sheet2.B19]" office:value-type="string" office:string-value="voice_dataset/syn_Dublin_M/DublinMsynth_sLback.wav" calcext:value-type="string">
            <text:p>voice_dataset/syn_Dublin_M/DublinMsynth_sLback.wav</text:p>
          </table:table-cell>
          <table:table-cell table:formula="of:=[Sheet2.$B$1]&amp;[Sheet2.$L$2]&amp;[Sheet2.$L$3]&amp;[$Sheet2.B19]" office:value-type="string" office:string-value="voice_dataset/syn_Rome_F/RomeFsynth_sLback.wav" calcext:value-type="string">
            <text:p>voice_dataset/syn_Rome_F/RomeFsynth_sLback.wav</text:p>
          </table:table-cell>
          <table:table-cell table:formula="of:=[Sheet2.$B$1]&amp;[Sheet2.$M$2]&amp;[Sheet2.$M$3]&amp;[$Sheet2.B19]" office:value-type="string" office:string-value="voice_dataset/syn_Rome_M/RomeMsynth_sLback.wav" calcext:value-type="string">
            <text:p>voice_dataset/syn_Rome_M/RomeMsynth_sLback.wav</text:p>
          </table:table-cell>
          <table:table-cell table:formula="of:=[Sheet2.$B$1]&amp;[Sheet2.$N$2]&amp;[Sheet2.$N$3]&amp;[$Sheet2.B19]" office:value-type="string" office:string-value="voice_dataset/G5_Icub_Acapela/G5_sLback.wav" calcext:value-type="string">
            <text:p>voice_dataset/G5_Icub_Acapela/G5_sLback.wav</text:p>
          </table:table-cell>
          <table:table-cell table:formula="of:=[Sheet2.$B$1]&amp;[Sheet2.$O$2]&amp;[Sheet2.$O$3]&amp;[$Sheet2.B19]" office:value-type="string" office:string-value="voice_dataset/Flash_Cereproc/Flash_sLback.wav" calcext:value-type="string">
            <text:p>voice_dataset/Flash_Cereproc/Flash_sLback.wav</text:p>
          </table:table-cell>
          <table:table-cell table:formula="of:=[Sheet2.$B$1]&amp;[Sheet2.$P$2]&amp;[Sheet2.$P$3]&amp;[$Sheet2.B19]" office:value-type="string" office:string-value="voice_dataset/Pepper_Default/Pepper_sLback.wav" calcext:value-type="string">
            <text:p>voice_dataset/Pepper_Default/Pepper_sLback.wav</text:p>
          </table:table-cell>
          <table:table-cell table:formula="of:=[Sheet2.$B$1]&amp;[Sheet2.$Q$2]&amp;[Sheet2.$Q$3]&amp;[$Sheet2.B19]" office:value-type="string" office:string-value="voice_dataset/Poli_Polly/Poli_sLback.wav" calcext:value-type="string">
            <text:p>voice_dataset/Poli_Polly/Poli_sLback.wav</text:p>
          </table:table-cell>
          <table:table-cell table:formula="of:=[Sheet2.$B$1]&amp;[Sheet2.$R$2]&amp;[Sheet2.$R$3]&amp;[$Sheet2.B19]" office:value-type="string" office:string-value="voice_dataset/PR2_Cepstral/PR2_sLback.wav" calcext:value-type="string">
            <text:p>voice_dataset/PR2_Cepstral/PR2_sLback.wav</text:p>
          </table:table-cell>
          <table:table-cell table:formula="of:=[Sheet2.$B$1]&amp;[Sheet2.$S$2]&amp;[Sheet2.$S$3]&amp;[$Sheet2.B19]" office:value-type="string" office:string-value="voice_dataset/Reem_Acapela/Reem_sLback.wav" calcext:value-type="string">
            <text:p>voice_dataset/Reem_Acapela/Reem_sLback.wav</text:p>
          </table:table-cell>
          <table:table-cell table:formula="of:=[Sheet2.$B$1]&amp;[Sheet2.$T$2]&amp;[Sheet2.$T$3]&amp;[$Sheet2.B19]" office:value-type="string" office:string-value="voice_dataset/ROS_Festival/Ros_sLback.wav" calcext:value-type="string">
            <text:p>voice_dataset/ROS_Festival/Ros_sLback.wav</text:p>
          </table:table-cell>
          <table:table-cell table:formula="of:=[Sheet2.$B$1]&amp;[Sheet2.$U$2]&amp;[Sheet2.$U$3]&amp;[$Sheet2.B19]" office:value-type="string" office:string-value="voice_dataset/SCIPRR_Cepstral/SCIPRR_sLback.wav" calcext:value-type="string">
            <text:p>voice_dataset/SCIPRR_Cepstral/SCIPRR_sLback.wav</text:p>
          </table:table-cell>
          <table:table-cell table:formula="of:=[Sheet2.$B$1]&amp;[Sheet2.$V$2]&amp;[Sheet2.$V$3]&amp;[$Sheet2.B19]" office:value-type="string" office:string-value="voice_dataset/Stevie_Cereproc/Stevie_sLback.wav" calcext:value-type="string">
            <text:p>voice_dataset/Stevie_Cereproc/Stevie_sL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0]" office:value-type="string" office:string-value="voice_dataset/Cali_F/CaliforniaF_sMback.wav" calcext:value-type="string">
            <text:p>voice_dataset/Cali_F/CaliforniaF_sMback.wav</text:p>
          </table:table-cell>
          <table:table-cell table:formula="of:=[Sheet2.$B$1]&amp;[Sheet2.$C$2]&amp;[Sheet2.$C$3]&amp;[$Sheet2.B20]" office:value-type="string" office:string-value="voice_dataset/Cali_M/CaliforniaM_sMback.wav" calcext:value-type="string">
            <text:p>voice_dataset/Cali_M/CaliforniaM_sMback.wav</text:p>
          </table:table-cell>
          <table:table-cell table:formula="of:=[Sheet2.$B$1]&amp;[Sheet2.$D$2]&amp;[Sheet2.$D$3]&amp;[$Sheet2.B20]" office:value-type="string" office:string-value="voice_dataset/Dublin_F/Dublin_F_sMback.wav" calcext:value-type="string">
            <text:p>voice_dataset/Dublin_F/Dublin_F_sMback.wav</text:p>
          </table:table-cell>
          <table:table-cell table:formula="of:=[Sheet2.$B$1]&amp;[Sheet2.$E$2]&amp;[Sheet2.$E$3]&amp;[$Sheet2.B20]" office:value-type="string" office:string-value="voice_dataset/Dublin_M/Dublin_M_sMback.wav" calcext:value-type="string">
            <text:p>voice_dataset/Dublin_M/Dublin_M_sMback.wav</text:p>
          </table:table-cell>
          <table:table-cell table:formula="of:=[Sheet2.$B$1]&amp;[Sheet2.$F$2]&amp;[Sheet2.$F$3]&amp;[$Sheet2.B20]" office:value-type="string" office:string-value="voice_dataset/Rome_F/Rome_F_sMback.wav" calcext:value-type="string">
            <text:p>voice_dataset/Rome_F/Rome_F_sMback.wav</text:p>
          </table:table-cell>
          <table:table-cell table:formula="of:=[Sheet2.$B$1]&amp;[Sheet2.$G$2]&amp;[Sheet2.$G$3]&amp;[$Sheet2.B20]" office:value-type="string" office:string-value="voice_dataset/Rome_M/Rome_M_sMback.wav" calcext:value-type="string">
            <text:p>voice_dataset/Rome_M/Rome_M_sMback.wav</text:p>
          </table:table-cell>
          <table:table-cell table:formula="of:=[Sheet2.$B$1]&amp;[Sheet2.$H$2]&amp;[Sheet2.$H$3]&amp;[$Sheet2.B20]" office:value-type="string" office:string-value="voice_dataset/syn_Cali_F/CaliforniaFsynth_sMback.wav" calcext:value-type="string">
            <text:p>voice_dataset/syn_Cali_F/CaliforniaFsynth_sMback.wav</text:p>
          </table:table-cell>
          <table:table-cell table:formula="of:=[Sheet2.$B$1]&amp;[Sheet2.$I$2]&amp;[Sheet2.$I$3]&amp;[$Sheet2.B20]" office:value-type="string" office:string-value="voice_dataset/syn_Cali_M/CaliforniaMsynth_sMback.wav" calcext:value-type="string">
            <text:p>voice_dataset/syn_Cali_M/CaliforniaMsynth_sMback.wav</text:p>
          </table:table-cell>
          <table:table-cell table:formula="of:=[Sheet2.$B$1]&amp;[Sheet2.$J$2]&amp;[Sheet2.$J$3]&amp;[$Sheet2.B20]" office:value-type="string" office:string-value="voice_dataset/syn_Dublin_F/DublinFsynth_sMback.wav" calcext:value-type="string">
            <text:p>voice_dataset/syn_Dublin_F/DublinFsynth_sMback.wav</text:p>
          </table:table-cell>
          <table:table-cell table:formula="of:=[Sheet2.$B$1]&amp;[Sheet2.$K$2]&amp;[Sheet2.$K$3]&amp;[$Sheet2.B20]" office:value-type="string" office:string-value="voice_dataset/syn_Dublin_M/DublinMsynth_sMback.wav" calcext:value-type="string">
            <text:p>voice_dataset/syn_Dublin_M/DublinMsynth_sMback.wav</text:p>
          </table:table-cell>
          <table:table-cell table:formula="of:=[Sheet2.$B$1]&amp;[Sheet2.$L$2]&amp;[Sheet2.$L$3]&amp;[$Sheet2.B20]" office:value-type="string" office:string-value="voice_dataset/syn_Rome_F/RomeFsynth_sMback.wav" calcext:value-type="string">
            <text:p>voice_dataset/syn_Rome_F/RomeFsynth_sMback.wav</text:p>
          </table:table-cell>
          <table:table-cell table:formula="of:=[Sheet2.$B$1]&amp;[Sheet2.$M$2]&amp;[Sheet2.$M$3]&amp;[$Sheet2.B20]" office:value-type="string" office:string-value="voice_dataset/syn_Rome_M/RomeMsynth_sMback.wav" calcext:value-type="string">
            <text:p>voice_dataset/syn_Rome_M/RomeMsynth_sMback.wav</text:p>
          </table:table-cell>
          <table:table-cell table:formula="of:=[Sheet2.$B$1]&amp;[Sheet2.$N$2]&amp;[Sheet2.$N$3]&amp;[$Sheet2.B20]" office:value-type="string" office:string-value="voice_dataset/G5_Icub_Acapela/G5_sMback.wav" calcext:value-type="string">
            <text:p>voice_dataset/G5_Icub_Acapela/G5_sMback.wav</text:p>
          </table:table-cell>
          <table:table-cell table:formula="of:=[Sheet2.$B$1]&amp;[Sheet2.$O$2]&amp;[Sheet2.$O$3]&amp;[$Sheet2.B20]" office:value-type="string" office:string-value="voice_dataset/Flash_Cereproc/Flash_sMback.wav" calcext:value-type="string">
            <text:p>voice_dataset/Flash_Cereproc/Flash_sMback.wav</text:p>
          </table:table-cell>
          <table:table-cell table:formula="of:=[Sheet2.$B$1]&amp;[Sheet2.$P$2]&amp;[Sheet2.$P$3]&amp;[$Sheet2.B20]" office:value-type="string" office:string-value="voice_dataset/Pepper_Default/Pepper_sMback.wav" calcext:value-type="string">
            <text:p>voice_dataset/Pepper_Default/Pepper_sMback.wav</text:p>
          </table:table-cell>
          <table:table-cell table:formula="of:=[Sheet2.$B$1]&amp;[Sheet2.$Q$2]&amp;[Sheet2.$Q$3]&amp;[$Sheet2.B20]" office:value-type="string" office:string-value="voice_dataset/Poli_Polly/Poli_sMback.wav" calcext:value-type="string">
            <text:p>voice_dataset/Poli_Polly/Poli_sMback.wav</text:p>
          </table:table-cell>
          <table:table-cell table:formula="of:=[Sheet2.$B$1]&amp;[Sheet2.$R$2]&amp;[Sheet2.$R$3]&amp;[$Sheet2.B20]" office:value-type="string" office:string-value="voice_dataset/PR2_Cepstral/PR2_sMback.wav" calcext:value-type="string">
            <text:p>voice_dataset/PR2_Cepstral/PR2_sMback.wav</text:p>
          </table:table-cell>
          <table:table-cell table:formula="of:=[Sheet2.$B$1]&amp;[Sheet2.$S$2]&amp;[Sheet2.$S$3]&amp;[$Sheet2.B20]" office:value-type="string" office:string-value="voice_dataset/Reem_Acapela/Reem_sMback.wav" calcext:value-type="string">
            <text:p>voice_dataset/Reem_Acapela/Reem_sMback.wav</text:p>
          </table:table-cell>
          <table:table-cell table:formula="of:=[Sheet2.$B$1]&amp;[Sheet2.$T$2]&amp;[Sheet2.$T$3]&amp;[$Sheet2.B20]" office:value-type="string" office:string-value="voice_dataset/ROS_Festival/Ros_sMback.wav" calcext:value-type="string">
            <text:p>voice_dataset/ROS_Festival/Ros_sMback.wav</text:p>
          </table:table-cell>
          <table:table-cell table:formula="of:=[Sheet2.$B$1]&amp;[Sheet2.$U$2]&amp;[Sheet2.$U$3]&amp;[$Sheet2.B20]" office:value-type="string" office:string-value="voice_dataset/SCIPRR_Cepstral/SCIPRR_sMback.wav" calcext:value-type="string">
            <text:p>voice_dataset/SCIPRR_Cepstral/SCIPRR_sMback.wav</text:p>
          </table:table-cell>
          <table:table-cell table:formula="of:=[Sheet2.$B$1]&amp;[Sheet2.$V$2]&amp;[Sheet2.$V$3]&amp;[$Sheet2.B20]" office:value-type="string" office:string-value="voice_dataset/Stevie_Cereproc/Stevie_sMback.wav" calcext:value-type="string">
            <text:p>voice_dataset/Stevie_Cereproc/Stevie_sM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1]" office:value-type="string" office:string-value="voice_dataset/Cali_F/CaliforniaF_sNback.wav" calcext:value-type="string">
            <text:p>voice_dataset/Cali_F/CaliforniaF_sNback.wav</text:p>
          </table:table-cell>
          <table:table-cell table:formula="of:=[Sheet2.$B$1]&amp;[Sheet2.$C$2]&amp;[Sheet2.$C$3]&amp;[$Sheet2.B21]" office:value-type="string" office:string-value="voice_dataset/Cali_M/CaliforniaM_sNback.wav" calcext:value-type="string">
            <text:p>voice_dataset/Cali_M/CaliforniaM_sNback.wav</text:p>
          </table:table-cell>
          <table:table-cell table:formula="of:=[Sheet2.$B$1]&amp;[Sheet2.$D$2]&amp;[Sheet2.$D$3]&amp;[$Sheet2.B21]" office:value-type="string" office:string-value="voice_dataset/Dublin_F/Dublin_F_sNback.wav" calcext:value-type="string">
            <text:p>voice_dataset/Dublin_F/Dublin_F_sNback.wav</text:p>
          </table:table-cell>
          <table:table-cell table:formula="of:=[Sheet2.$B$1]&amp;[Sheet2.$E$2]&amp;[Sheet2.$E$3]&amp;[$Sheet2.B21]" office:value-type="string" office:string-value="voice_dataset/Dublin_M/Dublin_M_sNback.wav" calcext:value-type="string">
            <text:p>voice_dataset/Dublin_M/Dublin_M_sNback.wav</text:p>
          </table:table-cell>
          <table:table-cell table:formula="of:=[Sheet2.$B$1]&amp;[Sheet2.$F$2]&amp;[Sheet2.$F$3]&amp;[$Sheet2.B21]" office:value-type="string" office:string-value="voice_dataset/Rome_F/Rome_F_sNback.wav" calcext:value-type="string">
            <text:p>voice_dataset/Rome_F/Rome_F_sNback.wav</text:p>
          </table:table-cell>
          <table:table-cell table:formula="of:=[Sheet2.$B$1]&amp;[Sheet2.$G$2]&amp;[Sheet2.$G$3]&amp;[$Sheet2.B21]" office:value-type="string" office:string-value="voice_dataset/Rome_M/Rome_M_sNback.wav" calcext:value-type="string">
            <text:p>voice_dataset/Rome_M/Rome_M_sNback.wav</text:p>
          </table:table-cell>
          <table:table-cell table:formula="of:=[Sheet2.$B$1]&amp;[Sheet2.$H$2]&amp;[Sheet2.$H$3]&amp;[$Sheet2.B21]" office:value-type="string" office:string-value="voice_dataset/syn_Cali_F/CaliforniaFsynth_sNback.wav" calcext:value-type="string">
            <text:p>voice_dataset/syn_Cali_F/CaliforniaFsynth_sNback.wav</text:p>
          </table:table-cell>
          <table:table-cell table:formula="of:=[Sheet2.$B$1]&amp;[Sheet2.$I$2]&amp;[Sheet2.$I$3]&amp;[$Sheet2.B21]" office:value-type="string" office:string-value="voice_dataset/syn_Cali_M/CaliforniaMsynth_sNback.wav" calcext:value-type="string">
            <text:p>voice_dataset/syn_Cali_M/CaliforniaMsynth_sNback.wav</text:p>
          </table:table-cell>
          <table:table-cell table:formula="of:=[Sheet2.$B$1]&amp;[Sheet2.$J$2]&amp;[Sheet2.$J$3]&amp;[$Sheet2.B21]" office:value-type="string" office:string-value="voice_dataset/syn_Dublin_F/DublinFsynth_sNback.wav" calcext:value-type="string">
            <text:p>voice_dataset/syn_Dublin_F/DublinFsynth_sNback.wav</text:p>
          </table:table-cell>
          <table:table-cell table:formula="of:=[Sheet2.$B$1]&amp;[Sheet2.$K$2]&amp;[Sheet2.$K$3]&amp;[$Sheet2.B21]" office:value-type="string" office:string-value="voice_dataset/syn_Dublin_M/DublinMsynth_sNback.wav" calcext:value-type="string">
            <text:p>voice_dataset/syn_Dublin_M/DublinMsynth_sNback.wav</text:p>
          </table:table-cell>
          <table:table-cell table:formula="of:=[Sheet2.$B$1]&amp;[Sheet2.$L$2]&amp;[Sheet2.$L$3]&amp;[$Sheet2.B21]" office:value-type="string" office:string-value="voice_dataset/syn_Rome_F/RomeFsynth_sNback.wav" calcext:value-type="string">
            <text:p>voice_dataset/syn_Rome_F/RomeFsynth_sNback.wav</text:p>
          </table:table-cell>
          <table:table-cell table:formula="of:=[Sheet2.$B$1]&amp;[Sheet2.$M$2]&amp;[Sheet2.$M$3]&amp;[$Sheet2.B21]" office:value-type="string" office:string-value="voice_dataset/syn_Rome_M/RomeMsynth_sNback.wav" calcext:value-type="string">
            <text:p>voice_dataset/syn_Rome_M/RomeMsynth_sNback.wav</text:p>
          </table:table-cell>
          <table:table-cell table:formula="of:=[Sheet2.$B$1]&amp;[Sheet2.$N$2]&amp;[Sheet2.$N$3]&amp;[$Sheet2.B21]" office:value-type="string" office:string-value="voice_dataset/G5_Icub_Acapela/G5_sNback.wav" calcext:value-type="string">
            <text:p>voice_dataset/G5_Icub_Acapela/G5_sNback.wav</text:p>
          </table:table-cell>
          <table:table-cell table:formula="of:=[Sheet2.$B$1]&amp;[Sheet2.$O$2]&amp;[Sheet2.$O$3]&amp;[$Sheet2.B21]" office:value-type="string" office:string-value="voice_dataset/Flash_Cereproc/Flash_sNback.wav" calcext:value-type="string">
            <text:p>voice_dataset/Flash_Cereproc/Flash_sNback.wav</text:p>
          </table:table-cell>
          <table:table-cell table:formula="of:=[Sheet2.$B$1]&amp;[Sheet2.$P$2]&amp;[Sheet2.$P$3]&amp;[$Sheet2.B21]" office:value-type="string" office:string-value="voice_dataset/Pepper_Default/Pepper_sNback.wav" calcext:value-type="string">
            <text:p>voice_dataset/Pepper_Default/Pepper_sNback.wav</text:p>
          </table:table-cell>
          <table:table-cell table:formula="of:=[Sheet2.$B$1]&amp;[Sheet2.$Q$2]&amp;[Sheet2.$Q$3]&amp;[$Sheet2.B21]" office:value-type="string" office:string-value="voice_dataset/Poli_Polly/Poli_sNback.wav" calcext:value-type="string">
            <text:p>voice_dataset/Poli_Polly/Poli_sNback.wav</text:p>
          </table:table-cell>
          <table:table-cell table:formula="of:=[Sheet2.$B$1]&amp;[Sheet2.$R$2]&amp;[Sheet2.$R$3]&amp;[$Sheet2.B21]" office:value-type="string" office:string-value="voice_dataset/PR2_Cepstral/PR2_sNback.wav" calcext:value-type="string">
            <text:p>voice_dataset/PR2_Cepstral/PR2_sNback.wav</text:p>
          </table:table-cell>
          <table:table-cell table:formula="of:=[Sheet2.$B$1]&amp;[Sheet2.$S$2]&amp;[Sheet2.$S$3]&amp;[$Sheet2.B21]" office:value-type="string" office:string-value="voice_dataset/Reem_Acapela/Reem_sNback.wav" calcext:value-type="string">
            <text:p>voice_dataset/Reem_Acapela/Reem_sNback.wav</text:p>
          </table:table-cell>
          <table:table-cell table:formula="of:=[Sheet2.$B$1]&amp;[Sheet2.$T$2]&amp;[Sheet2.$T$3]&amp;[$Sheet2.B21]" office:value-type="string" office:string-value="voice_dataset/ROS_Festival/Ros_sNback.wav" calcext:value-type="string">
            <text:p>voice_dataset/ROS_Festival/Ros_sNback.wav</text:p>
          </table:table-cell>
          <table:table-cell table:formula="of:=[Sheet2.$B$1]&amp;[Sheet2.$U$2]&amp;[Sheet2.$U$3]&amp;[$Sheet2.B21]" office:value-type="string" office:string-value="voice_dataset/SCIPRR_Cepstral/SCIPRR_sNback.wav" calcext:value-type="string">
            <text:p>voice_dataset/SCIPRR_Cepstral/SCIPRR_sNback.wav</text:p>
          </table:table-cell>
          <table:table-cell table:formula="of:=[Sheet2.$B$1]&amp;[Sheet2.$V$2]&amp;[Sheet2.$V$3]&amp;[$Sheet2.B21]" office:value-type="string" office:string-value="voice_dataset/Stevie_Cereproc/Stevie_sNback.wav" calcext:value-type="string">
            <text:p>voice_dataset/Stevie_Cereproc/Stevie_sNback.wav</text:p>
          </table:table-cell>
          <table:table-cell table:number-columns-repeated="1003"/>
        </table:table-row>
      </table:table>
      <table:table table:name="testB" table:style-name="ta1"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4" table:formula="of:=[$testA.A1]" office:value-type="string" office:string-value="Cali_F" calcext:value-type="string">
            <text:p>Cali_F</text:p>
          </table:table-cell>
          <table:table-cell table:style-name="ce4" table:formula="of:=[$testA.B1]" office:value-type="string" office:string-value="Cali_M" calcext:value-type="string">
            <text:p>Cali_M</text:p>
          </table:table-cell>
          <table:table-cell table:style-name="ce4" table:formula="of:=[$testA.C1]" office:value-type="string" office:string-value="Dublin_F" calcext:value-type="string">
            <text:p>Dublin_F</text:p>
          </table:table-cell>
          <table:table-cell table:style-name="ce4" table:formula="of:=[$testA.D1]" office:value-type="string" office:string-value="Dublin_M" calcext:value-type="string">
            <text:p>Dublin_M</text:p>
          </table:table-cell>
          <table:table-cell table:style-name="ce4" table:formula="of:=[$testA.E1]" office:value-type="string" office:string-value="Rome_F" calcext:value-type="string">
            <text:p>Rome_F</text:p>
          </table:table-cell>
          <table:table-cell table:style-name="ce4" table:formula="of:=[$testA.F1]" office:value-type="string" office:string-value="Rome_M" calcext:value-type="string">
            <text:p>Rome_M</text:p>
          </table:table-cell>
          <table:table-cell table:style-name="ce4" table:formula="of:=[$testA.G1]" office:value-type="string" office:string-value="syn_Cali_F" calcext:value-type="string">
            <text:p>syn_Cali_F</text:p>
          </table:table-cell>
          <table:table-cell table:style-name="ce4" table:formula="of:=[$testA.H1]" office:value-type="string" office:string-value="syn_Cali_M" calcext:value-type="string">
            <text:p>syn_Cali_M</text:p>
          </table:table-cell>
          <table:table-cell table:style-name="ce4" table:formula="of:=[$testA.I1]" office:value-type="string" office:string-value="syn_Dublin_F" calcext:value-type="string">
            <text:p>syn_Dublin_F</text:p>
          </table:table-cell>
          <table:table-cell table:style-name="ce4" table:formula="of:=[$testA.J1]" office:value-type="string" office:string-value="syn_Dublin_M" calcext:value-type="string">
            <text:p>syn_Dublin_M</text:p>
          </table:table-cell>
          <table:table-cell table:style-name="ce4" table:formula="of:=[$testA.K1]" office:value-type="string" office:string-value="syn_Rome_F" calcext:value-type="string">
            <text:p>syn_Rome_F</text:p>
          </table:table-cell>
          <table:table-cell table:style-name="ce4" table:formula="of:=[$testA.L1]" office:value-type="string" office:string-value="syn_Rome_M" calcext:value-type="string">
            <text:p>syn_Rome_M</text:p>
          </table:table-cell>
          <table:table-cell table:style-name="ce4" table:formula="of:=[$testA.M1]" office:value-type="string" office:string-value="G5_Icub_Acapela" calcext:value-type="string">
            <text:p>G5_Icub_Acapela</text:p>
          </table:table-cell>
          <table:table-cell table:style-name="ce4" table:formula="of:=[$testA.N1]" office:value-type="string" office:string-value="Flash_Cereproc" calcext:value-type="string">
            <text:p>Flash_Cereproc</text:p>
          </table:table-cell>
          <table:table-cell table:style-name="ce4" table:formula="of:=[$testA.O1]" office:value-type="string" office:string-value="Pepper_Default" calcext:value-type="string">
            <text:p>Pepper_Default</text:p>
          </table:table-cell>
          <table:table-cell table:style-name="ce4" table:formula="of:=[$testA.P1]" office:value-type="string" office:string-value="Poli_Polly" calcext:value-type="string">
            <text:p>Poli_Polly</text:p>
          </table:table-cell>
          <table:table-cell table:style-name="ce4" table:formula="of:=[$testA.Q1]" office:value-type="string" office:string-value="PR2_Cepstral" calcext:value-type="string">
            <text:p>PR2_Cepstral</text:p>
          </table:table-cell>
          <table:table-cell table:style-name="ce4" table:formula="of:=[$testA.R1]" office:value-type="string" office:string-value="Reem_Acapela" calcext:value-type="string">
            <text:p>Reem_Acapela</text:p>
          </table:table-cell>
          <table:table-cell table:style-name="ce4" table:formula="of:=[$testA.S1]" office:value-type="string" office:string-value="ROS_Festival" calcext:value-type="string">
            <text:p>ROS_Festival</text:p>
          </table:table-cell>
          <table:table-cell table:style-name="ce4" table:formula="of:=[$testA.T1]" office:value-type="string" office:string-value="SCIPRR_Cepstral" calcext:value-type="string">
            <text:p>SCIPRR_Cepstral</text:p>
          </table:table-cell>
          <table:table-cell table:style-name="ce4" table:formula="of:=[$testA.U1]" office:value-type="string" office:string-value="Stevie_Cereproc" calcext:value-type="string">
            <text:p>Stevie_Cereproc</text:p>
          </table:table-cell>
          <table:table-cell table:style-name="ce4" table:number-columns-repeated="1003"/>
        </table:table-row>
        <table:table-row table:style-name="ro1">
          <table:table-cell table:formula="of:=[Sheet2.$B$1]&amp;[Sheet2.$B$2]&amp;[Sheet2.$B$3]&amp;[$Sheet2.C8]" office:value-type="string" office:string-value="voice_dataset/Cali_F/CaliforniaF_s1.wav" calcext:value-type="string">
            <text:p>voice_dataset/Cali_F/CaliforniaF_s1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_F_sAback.wav" calcext:value-type="string">
            <text:p>voice_dataset/Dublin_F/Dublin_F_sAback.wav</text:p>
          </table:table-cell>
          <table:table-cell table:formula="of:=[Sheet2.$B$1]&amp;[Sheet2.$E$2]&amp;[Sheet2.$E$3]&amp;[$Sheet2.B8]" office:value-type="string" office:string-value="voice_dataset/Dublin_M/Dublin_M_sAback.wav" calcext:value-type="string">
            <text:p>voice_dataset/Dublin_M/Dublin_M_sAback.wav</text:p>
          </table:table-cell>
          <table:table-cell table:formula="of:=[Sheet2.$B$1]&amp;[Sheet2.$F$2]&amp;[Sheet2.$F$3]&amp;[$Sheet2.B8]" office:value-type="string" office:string-value="voice_dataset/Rome_F/Rome_F_sAback.wav" calcext:value-type="string">
            <text:p>voice_dataset/Rome_F/Rome_F_sAback.wav</text:p>
          </table:table-cell>
          <table:table-cell table:formula="of:=[Sheet2.$B$1]&amp;[Sheet2.$G$2]&amp;[Sheet2.$G$3]&amp;[$Sheet2.B8]" office:value-type="string" office:string-value="voice_dataset/Rome_M/Rome_M_sAback.wav" calcext:value-type="string">
            <text:p>voice_dataset/Rome_M/Rome_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9]" office:value-type="string" office:string-value="voice_dataset/Cali_F/CaliforniaF_s2.wav" calcext:value-type="string">
            <text:p>voice_dataset/Cali_F/CaliforniaF_s2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_F_sBback.wav" calcext:value-type="string">
            <text:p>voice_dataset/Dublin_F/Dublin_F_sBback.wav</text:p>
          </table:table-cell>
          <table:table-cell table:formula="of:=[Sheet2.$B$1]&amp;[Sheet2.$E$2]&amp;[Sheet2.$E$3]&amp;[$Sheet2.B9]" office:value-type="string" office:string-value="voice_dataset/Dublin_M/Dublin_M_sBback.wav" calcext:value-type="string">
            <text:p>voice_dataset/Dublin_M/Dublin_M_sBback.wav</text:p>
          </table:table-cell>
          <table:table-cell table:formula="of:=[Sheet2.$B$1]&amp;[Sheet2.$F$2]&amp;[Sheet2.$F$3]&amp;[$Sheet2.B9]" office:value-type="string" office:string-value="voice_dataset/Rome_F/Rome_F_sBback.wav" calcext:value-type="string">
            <text:p>voice_dataset/Rome_F/Rome_F_sBback.wav</text:p>
          </table:table-cell>
          <table:table-cell table:formula="of:=[Sheet2.$B$1]&amp;[Sheet2.$G$2]&amp;[Sheet2.$G$3]&amp;[$Sheet2.B9]" office:value-type="string" office:string-value="voice_dataset/Rome_M/Rome_M_sBback.wav" calcext:value-type="string">
            <text:p>voice_dataset/Rome_M/Rome_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10]" office:value-type="string" office:string-value="voice_dataset/Cali_F/CaliforniaF_s3.wav" calcext:value-type="string">
            <text:p>voice_dataset/Cali_F/CaliforniaF_s3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_F_sCback.wav" calcext:value-type="string">
            <text:p>voice_dataset/Dublin_F/Dublin_F_sCback.wav</text:p>
          </table:table-cell>
          <table:table-cell table:formula="of:=[Sheet2.$B$1]&amp;[Sheet2.$E$2]&amp;[Sheet2.$E$3]&amp;[$Sheet2.B10]" office:value-type="string" office:string-value="voice_dataset/Dublin_M/Dublin_M_sCback.wav" calcext:value-type="string">
            <text:p>voice_dataset/Dublin_M/Dublin_M_sCback.wav</text:p>
          </table:table-cell>
          <table:table-cell table:formula="of:=[Sheet2.$B$1]&amp;[Sheet2.$F$2]&amp;[Sheet2.$F$3]&amp;[$Sheet2.B10]" office:value-type="string" office:string-value="voice_dataset/Rome_F/Rome_F_sCback.wav" calcext:value-type="string">
            <text:p>voice_dataset/Rome_F/Rome_F_sCback.wav</text:p>
          </table:table-cell>
          <table:table-cell table:formula="of:=[Sheet2.$B$1]&amp;[Sheet2.$G$2]&amp;[Sheet2.$G$3]&amp;[$Sheet2.B10]" office:value-type="string" office:string-value="voice_dataset/Rome_M/Rome_M_sCback.wav" calcext:value-type="string">
            <text:p>voice_dataset/Rome_M/Rome_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1T12:36:20.376101968</dc:date>
    <meta:editing-duration>PT25M43S</meta:editing-duration>
    <meta:editing-cycles>3</meta:editing-cycles>
    <meta:document-statistic meta:table-count="3" meta:cell-count="464" meta:object-count="0"/>
  </office:meta>
</office:document-meta>
</file>